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n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sultati</text:p>
          </table:table-cell>
          <table:table-cell office:value-type="string" calcext:value-type="string">
            <text:p>Sim An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 SA</text:p>
          </table:table-cell>
          <table:table-cell office:value-type="string" calcext:value-type="string">
            <text:p>Worst Val SA</text:p>
          </table:table-cell>
          <table:table-cell office:value-type="string" calcext:value-type="string">
            <text:p>Average SA</text:p>
          </table:table-cell>
          <table:table-cell office:value-type="string" calcext:value-type="string">
            <text:p>Varianza SA</text:p>
          </table:table-cell>
          <table:table-cell office:value-type="string" calcext:value-type="string">
            <text:p>Best tot</text:p>
          </table:table-cell>
          <table:table-cell office:value-type="string" calcext:value-type="string">
            <text:p>Worst tot</text:p>
          </table:table-cell>
          <table:table-cell office:value-type="string" calcext:value-type="string">
            <text:p>Average tot</text:p>
          </table:table-cell>
          <table:table-cell office:value-type="string" calcext:value-type="string">
            <text:p>Varianza to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7" calcext:value-type="float">
            <text:p>0,5987</text:p>
          </table:table-cell>
          <table:table-cell office:value-type="float" office:value="343.58" calcext:value-type="float">
            <text:p>343,58</text:p>
          </table:table-cell>
          <table:table-cell office:value-type="float" office:value="404.883" calcext:value-type="float">
            <text:p>404,883</text:p>
          </table:table-cell>
          <table:table-cell office:value-type="float" office:value="380.932" calcext:value-type="float">
            <text:p>380,932</text:p>
          </table:table-cell>
          <table:table-cell office:value-type="float" office:value="388.743" calcext:value-type="float">
            <text:p>388,743</text:p>
          </table:table-cell>
          <table:table-cell table:number-columns-repeated="3" office:value-type="float" office:value="330.404" calcext:value-type="float">
            <text:p>330,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29" calcext:value-type="float">
            <text:p>0,6029</text:p>
          </table:table-cell>
          <table:table-cell office:value-type="float" office:value="305.013" calcext:value-type="float">
            <text:p>305,013</text:p>
          </table:table-cell>
          <table:table-cell office:value-type="float" office:value="405.717" calcext:value-type="float">
            <text:p>405,717</text:p>
          </table:table-cell>
          <table:table-cell office:value-type="float" office:value="358.058" calcext:value-type="float">
            <text:p>358,058</text:p>
          </table:table-cell>
          <table:table-cell office:value-type="float" office:value="859.772" calcext:value-type="float">
            <text:p>859,772</text:p>
          </table:table-cell>
          <table:table-cell table:number-columns-repeated="3" office:value-type="float" office:value="284.322" calcext:value-type="float">
            <text:p>284,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08" calcext:value-type="float">
            <text:p>0,6008</text:p>
          </table:table-cell>
          <table:table-cell office:value-type="float" office:value="300.692" calcext:value-type="float">
            <text:p>300,692</text:p>
          </table:table-cell>
          <table:table-cell office:value-type="float" office:value="392.426" calcext:value-type="float">
            <text:p>392,426</text:p>
          </table:table-cell>
          <table:table-cell office:value-type="float" office:value="362.723" calcext:value-type="float">
            <text:p>362,723</text:p>
          </table:table-cell>
          <table:table-cell office:value-type="float" office:value="1004.29" calcext:value-type="float">
            <text:p>1004,29</text:p>
          </table:table-cell>
          <table:table-cell office:value-type="float" office:value="297.305" calcext:value-type="float">
            <text:p>297,305</text:p>
          </table:table-cell>
          <table:table-cell office:value-type="float" office:value="326.455" calcext:value-type="float">
            <text:p>326,455</text:p>
          </table:table-cell>
          <table:table-cell office:value-type="float" office:value="306.05" calcext:value-type="float">
            <text:p>306,05</text:p>
          </table:table-cell>
          <table:table-cell office:value-type="float" office:value="178.44" calcext:value-type="float">
            <text:p>178,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83" calcext:value-type="float">
            <text:p>0,6083</text:p>
          </table:table-cell>
          <table:table-cell office:value-type="float" office:value="369.318" calcext:value-type="float">
            <text:p>369,318</text:p>
          </table:table-cell>
          <table:table-cell office:value-type="float" office:value="422.458" calcext:value-type="float">
            <text:p>422,458</text:p>
          </table:table-cell>
          <table:table-cell office:value-type="float" office:value="405.487" calcext:value-type="float">
            <text:p>405,487</text:p>
          </table:table-cell>
          <table:table-cell office:value-type="float" office:value="172.969" calcext:value-type="float">
            <text:p>172,969</text:p>
          </table:table-cell>
          <table:table-cell table:number-columns-repeated="3" office:value-type="float" office:value="330.608" calcext:value-type="float">
            <text:p>330,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87" calcext:value-type="float">
            <text:p>1,3187</text:p>
          </table:table-cell>
          <table:table-cell office:value-type="float" office:value="368.776" calcext:value-type="float">
            <text:p>368,776</text:p>
          </table:table-cell>
          <table:table-cell office:value-type="float" office:value="527.204" calcext:value-type="float">
            <text:p>527,204</text:p>
          </table:table-cell>
          <table:table-cell office:value-type="float" office:value="472.31" calcext:value-type="float">
            <text:p>472,31</text:p>
          </table:table-cell>
          <table:table-cell office:value-type="float" office:value="2325.81" calcext:value-type="float">
            <text:p>2325,81</text:p>
          </table:table-cell>
          <table:table-cell office:value-type="float" office:value="368.776" calcext:value-type="float">
            <text:p>368,776</text:p>
          </table:table-cell>
          <table:table-cell office:value-type="float" office:value="386.032" calcext:value-type="float">
            <text:p>386,032</text:p>
          </table:table-cell>
          <table:table-cell office:value-type="float" office:value="374.895" calcext:value-type="float">
            <text:p>374,895</text:p>
          </table:table-cell>
          <table:table-cell office:value-type="float" office:value="45.3067" calcext:value-type="float">
            <text:p>45,3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02" calcext:value-type="float">
            <text:p>1,3602</text:p>
          </table:table-cell>
          <table:table-cell office:value-type="float" office:value="415.243" calcext:value-type="float">
            <text:p>415,243</text:p>
          </table:table-cell>
          <table:table-cell office:value-type="float" office:value="514.665" calcext:value-type="float">
            <text:p>514,665</text:p>
          </table:table-cell>
          <table:table-cell office:value-type="float" office:value="468.476" calcext:value-type="float">
            <text:p>468,476</text:p>
          </table:table-cell>
          <table:table-cell office:value-type="float" office:value="1206.56" calcext:value-type="float">
            <text:p>1206,56</text:p>
          </table:table-cell>
          <table:table-cell office:value-type="float" office:value="397.501" calcext:value-type="float">
            <text:p>397,501</text:p>
          </table:table-cell>
          <table:table-cell office:value-type="float" office:value="454.9" calcext:value-type="float">
            <text:p>454,9</text:p>
          </table:table-cell>
          <table:table-cell office:value-type="float" office:value="411.189" calcext:value-type="float">
            <text:p>411,189</text:p>
          </table:table-cell>
          <table:table-cell office:value-type="float" office:value="281.801" calcext:value-type="float">
            <text:p>281,8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725" calcext:value-type="float">
            <text:p>1,3725</text:p>
          </table:table-cell>
          <table:table-cell office:value-type="float" office:value="415.465" calcext:value-type="float">
            <text:p>415,465</text:p>
          </table:table-cell>
          <table:table-cell office:value-type="float" office:value="469.532" calcext:value-type="float">
            <text:p>469,532</text:p>
          </table:table-cell>
          <table:table-cell office:value-type="float" office:value="432.699" calcext:value-type="float">
            <text:p>432,699</text:p>
          </table:table-cell>
          <table:table-cell office:value-type="float" office:value="274.59" calcext:value-type="float">
            <text:p>274,59</text:p>
          </table:table-cell>
          <table:table-cell office:value-type="float" office:value="392.092" calcext:value-type="float">
            <text:p>392,092</text:p>
          </table:table-cell>
          <table:table-cell office:value-type="float" office:value="411.368" calcext:value-type="float">
            <text:p>411,368</text:p>
          </table:table-cell>
          <table:table-cell office:value-type="float" office:value="401.092" calcext:value-type="float">
            <text:p>401,092</text:p>
          </table:table-cell>
          <table:table-cell office:value-type="float" office:value="24.8695" calcext:value-type="float">
            <text:p>24,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537" calcext:value-type="float">
            <text:p>1,3537</text:p>
          </table:table-cell>
          <table:table-cell office:value-type="float" office:value="394.641" calcext:value-type="float">
            <text:p>394,641</text:p>
          </table:table-cell>
          <table:table-cell office:value-type="float" office:value="461.966" calcext:value-type="float">
            <text:p>461,966</text:p>
          </table:table-cell>
          <table:table-cell office:value-type="float" office:value="431.891" calcext:value-type="float">
            <text:p>431,891</text:p>
          </table:table-cell>
          <table:table-cell office:value-type="float" office:value="457.497" calcext:value-type="float">
            <text:p>457,497</text:p>
          </table:table-cell>
          <table:table-cell office:value-type="float" office:value="351.611" calcext:value-type="float">
            <text:p>351,611</text:p>
          </table:table-cell>
          <table:table-cell office:value-type="float" office:value="381.587" calcext:value-type="float">
            <text:p>381,587</text:p>
          </table:table-cell>
          <table:table-cell office:value-type="float" office:value="367.779" calcext:value-type="float">
            <text:p>367,779</text:p>
          </table:table-cell>
          <table:table-cell office:value-type="float" office:value="118.548" calcext:value-type="float">
            <text:p>118,5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29" calcext:value-type="float">
            <text:p>2,229</text:p>
          </table:table-cell>
          <table:table-cell office:value-type="float" office:value="527.646" calcext:value-type="float">
            <text:p>527,646</text:p>
          </table:table-cell>
          <table:table-cell office:value-type="float" office:value="625.398" calcext:value-type="float">
            <text:p>625,398</text:p>
          </table:table-cell>
          <table:table-cell office:value-type="float" office:value="561.287" calcext:value-type="float">
            <text:p>561,287</text:p>
          </table:table-cell>
          <table:table-cell office:value-type="float" office:value="1062.43" calcext:value-type="float">
            <text:p>1062,43</text:p>
          </table:table-cell>
          <table:table-cell office:value-type="float" office:value="463.787" calcext:value-type="float">
            <text:p>463,787</text:p>
          </table:table-cell>
          <table:table-cell office:value-type="float" office:value="476.739" calcext:value-type="float">
            <text:p>476,739</text:p>
          </table:table-cell>
          <table:table-cell office:value-type="float" office:value="468.911" calcext:value-type="float">
            <text:p>468,911</text:p>
          </table:table-cell>
          <table:table-cell office:value-type="float" office:value="23.5024" calcext:value-type="float">
            <text:p>23,5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942" calcext:value-type="float">
            <text:p>2,1942</text:p>
          </table:table-cell>
          <table:table-cell office:value-type="float" office:value="494.146" calcext:value-type="float">
            <text:p>494,146</text:p>
          </table:table-cell>
          <table:table-cell office:value-type="float" office:value="626.15" calcext:value-type="float">
            <text:p>626,15</text:p>
          </table:table-cell>
          <table:table-cell office:value-type="float" office:value="564.763" calcext:value-type="float">
            <text:p>564,763</text:p>
          </table:table-cell>
          <table:table-cell office:value-type="float" office:value="1598.82" calcext:value-type="float">
            <text:p>1598,82</text:p>
          </table:table-cell>
          <table:table-cell office:value-type="float" office:value="450.463" calcext:value-type="float">
            <text:p>450,463</text:p>
          </table:table-cell>
          <table:table-cell office:value-type="float" office:value="481.933" calcext:value-type="float">
            <text:p>481,933</text:p>
          </table:table-cell>
          <table:table-cell office:value-type="float" office:value="464.324" calcext:value-type="float">
            <text:p>464,324</text:p>
          </table:table-cell>
          <table:table-cell office:value-type="float" office:value="98.4724" calcext:value-type="float">
            <text:p>98,4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346" calcext:value-type="float">
            <text:p>2,1346</text:p>
          </table:table-cell>
          <table:table-cell office:value-type="float" office:value="520.856" calcext:value-type="float">
            <text:p>520,856</text:p>
          </table:table-cell>
          <table:table-cell office:value-type="float" office:value="633.069" calcext:value-type="float">
            <text:p>633,069</text:p>
          </table:table-cell>
          <table:table-cell office:value-type="float" office:value="572.306" calcext:value-type="float">
            <text:p>572,306</text:p>
          </table:table-cell>
          <table:table-cell office:value-type="float" office:value="1157.52" calcext:value-type="float">
            <text:p>1157,52</text:p>
          </table:table-cell>
          <table:table-cell office:value-type="float" office:value="498.699" calcext:value-type="float">
            <text:p>498,699</text:p>
          </table:table-cell>
          <table:table-cell office:value-type="float" office:value="559.886" calcext:value-type="float">
            <text:p>559,886</text:p>
          </table:table-cell>
          <table:table-cell office:value-type="float" office:value="524.898" calcext:value-type="float">
            <text:p>524,898</text:p>
          </table:table-cell>
          <table:table-cell office:value-type="float" office:value="346.169" calcext:value-type="float">
            <text:p>346,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144" calcext:value-type="float">
            <text:p>2,2144</text:p>
          </table:table-cell>
          <table:table-cell office:value-type="float" office:value="506.358" calcext:value-type="float">
            <text:p>506,358</text:p>
          </table:table-cell>
          <table:table-cell office:value-type="float" office:value="583.676" calcext:value-type="float">
            <text:p>583,676</text:p>
          </table:table-cell>
          <table:table-cell office:value-type="float" office:value="529.327" calcext:value-type="float">
            <text:p>529,327</text:p>
          </table:table-cell>
          <table:table-cell office:value-type="float" office:value="475.478" calcext:value-type="float">
            <text:p>475,478</text:p>
          </table:table-cell>
          <table:table-cell office:value-type="float" office:value="466.485" calcext:value-type="float">
            <text:p>466,485</text:p>
          </table:table-cell>
          <table:table-cell office:value-type="float" office:value="492.525" calcext:value-type="float">
            <text:p>492,525</text:p>
          </table:table-cell>
          <table:table-cell office:value-type="float" office:value="481.959" calcext:value-type="float">
            <text:p>481,959</text:p>
          </table:table-cell>
          <table:table-cell office:value-type="float" office:value="93.2049" calcext:value-type="float">
            <text:p>93,20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249" calcext:value-type="float">
            <text:p>3,2249</text:p>
          </table:table-cell>
          <table:table-cell office:value-type="float" office:value="629.162" calcext:value-type="float">
            <text:p>629,162</text:p>
          </table:table-cell>
          <table:table-cell office:value-type="float" office:value="733.835" calcext:value-type="float">
            <text:p>733,835</text:p>
          </table:table-cell>
          <table:table-cell office:value-type="float" office:value="686.24" calcext:value-type="float">
            <text:p>686,24</text:p>
          </table:table-cell>
          <table:table-cell office:value-type="float" office:value="1101.63" calcext:value-type="float">
            <text:p>1101,63</text:p>
          </table:table-cell>
          <table:table-cell office:value-type="float" office:value="558.111" calcext:value-type="float">
            <text:p>558,111</text:p>
          </table:table-cell>
          <table:table-cell office:value-type="float" office:value="628.245" calcext:value-type="float">
            <text:p>628,245</text:p>
          </table:table-cell>
          <table:table-cell office:value-type="float" office:value="579.956" calcext:value-type="float">
            <text:p>579,956</text:p>
          </table:table-cell>
          <table:table-cell office:value-type="float" office:value="457.431" calcext:value-type="float">
            <text:p>457,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32" calcext:value-type="float">
            <text:p>3,132</text:p>
          </table:table-cell>
          <table:table-cell office:value-type="float" office:value="596.207" calcext:value-type="float">
            <text:p>596,207</text:p>
          </table:table-cell>
          <table:table-cell office:value-type="float" office:value="657.598" calcext:value-type="float">
            <text:p>657,598</text:p>
          </table:table-cell>
          <table:table-cell office:value-type="float" office:value="629.813" calcext:value-type="float">
            <text:p>629,813</text:p>
          </table:table-cell>
          <table:table-cell office:value-type="float" office:value="341.758" calcext:value-type="float">
            <text:p>341,758</text:p>
          </table:table-cell>
          <table:table-cell office:value-type="float" office:value="546.095" calcext:value-type="float">
            <text:p>546,095</text:p>
          </table:table-cell>
          <table:table-cell office:value-type="float" office:value="611.789" calcext:value-type="float">
            <text:p>611,789</text:p>
          </table:table-cell>
          <table:table-cell office:value-type="float" office:value="577.607" calcext:value-type="float">
            <text:p>577,607</text:p>
          </table:table-cell>
          <table:table-cell office:value-type="float" office:value="288.448" calcext:value-type="float">
            <text:p>288,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175" calcext:value-type="float">
            <text:p>3,2175</text:p>
          </table:table-cell>
          <table:table-cell office:value-type="float" office:value="611.8" calcext:value-type="float">
            <text:p>611,8</text:p>
          </table:table-cell>
          <table:table-cell office:value-type="float" office:value="719.517" calcext:value-type="float">
            <text:p>719,517</text:p>
          </table:table-cell>
          <table:table-cell office:value-type="float" office:value="645.175" calcext:value-type="float">
            <text:p>645,175</text:p>
          </table:table-cell>
          <table:table-cell office:value-type="float" office:value="857.105" calcext:value-type="float">
            <text:p>857,105</text:p>
          </table:table-cell>
          <table:table-cell office:value-type="float" office:value="564.773" calcext:value-type="float">
            <text:p>564,773</text:p>
          </table:table-cell>
          <table:table-cell office:value-type="float" office:value="617.22" calcext:value-type="float">
            <text:p>617,22</text:p>
          </table:table-cell>
          <table:table-cell office:value-type="float" office:value="586.845" calcext:value-type="float">
            <text:p>586,845</text:p>
          </table:table-cell>
          <table:table-cell office:value-type="float" office:value="324.088" calcext:value-type="float">
            <text:p>324,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513" calcext:value-type="float">
            <text:p>3,2513</text:p>
          </table:table-cell>
          <table:table-cell office:value-type="float" office:value="601.596" calcext:value-type="float">
            <text:p>601,596</text:p>
          </table:table-cell>
          <table:table-cell office:value-type="float" office:value="726.157" calcext:value-type="float">
            <text:p>726,157</text:p>
          </table:table-cell>
          <table:table-cell office:value-type="float" office:value="681.491" calcext:value-type="float">
            <text:p>681,491</text:p>
          </table:table-cell>
          <table:table-cell office:value-type="float" office:value="1341.47" calcext:value-type="float">
            <text:p>1341,47</text:p>
          </table:table-cell>
          <table:table-cell office:value-type="float" office:value="581.841" calcext:value-type="float">
            <text:p>581,841</text:p>
          </table:table-cell>
          <table:table-cell office:value-type="float" office:value="621.939" calcext:value-type="float">
            <text:p>621,939</text:p>
          </table:table-cell>
          <table:table-cell office:value-type="float" office:value="598.235" calcext:value-type="float">
            <text:p>598,235</text:p>
          </table:table-cell>
          <table:table-cell office:value-type="float" office:value="185.5" calcext:value-type="float">
            <text:p>185,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804" calcext:value-type="float">
            <text:p>4,1804</text:p>
          </table:table-cell>
          <table:table-cell office:value-type="float" office:value="651.64" calcext:value-type="float">
            <text:p>651,64</text:p>
          </table:table-cell>
          <table:table-cell office:value-type="float" office:value="736.013" calcext:value-type="float">
            <text:p>736,013</text:p>
          </table:table-cell>
          <table:table-cell office:value-type="float" office:value="688.689" calcext:value-type="float">
            <text:p>688,689</text:p>
          </table:table-cell>
          <table:table-cell office:value-type="float" office:value="551.179" calcext:value-type="float">
            <text:p>551,179</text:p>
          </table:table-cell>
          <table:table-cell office:value-type="float" office:value="582.904" calcext:value-type="float">
            <text:p>582,904</text:p>
          </table:table-cell>
          <table:table-cell office:value-type="float" office:value="635.965" calcext:value-type="float">
            <text:p>635,965</text:p>
          </table:table-cell>
          <table:table-cell office:value-type="float" office:value="601.741" calcext:value-type="float">
            <text:p>601,741</text:p>
          </table:table-cell>
          <table:table-cell office:value-type="float" office:value="352.842" calcext:value-type="float">
            <text:p>352,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602" calcext:value-type="float">
            <text:p>4,1602</text:p>
          </table:table-cell>
          <table:table-cell office:value-type="float" office:value="571.859" calcext:value-type="float">
            <text:p>571,859</text:p>
          </table:table-cell>
          <table:table-cell office:value-type="float" office:value="705.535" calcext:value-type="float">
            <text:p>705,535</text:p>
          </table:table-cell>
          <table:table-cell office:value-type="float" office:value="655.563" calcext:value-type="float">
            <text:p>655,563</text:p>
          </table:table-cell>
          <table:table-cell office:value-type="float" office:value="1221.33" calcext:value-type="float">
            <text:p>1221,33</text:p>
          </table:table-cell>
          <table:table-cell office:value-type="float" office:value="568.041" calcext:value-type="float">
            <text:p>568,041</text:p>
          </table:table-cell>
          <table:table-cell office:value-type="float" office:value="627.59" calcext:value-type="float">
            <text:p>627,59</text:p>
          </table:table-cell>
          <table:table-cell office:value-type="float" office:value="588.171" calcext:value-type="float">
            <text:p>588,171</text:p>
          </table:table-cell>
          <table:table-cell office:value-type="float" office:value="290.016" calcext:value-type="float">
            <text:p>290,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789" calcext:value-type="float">
            <text:p>4,1789</text:p>
          </table:table-cell>
          <table:table-cell office:value-type="float" office:value="583.899" calcext:value-type="float">
            <text:p>583,899</text:p>
          </table:table-cell>
          <table:table-cell office:value-type="float" office:value="697.11" calcext:value-type="float">
            <text:p>697,11</text:p>
          </table:table-cell>
          <table:table-cell office:value-type="float" office:value="640.271" calcext:value-type="float">
            <text:p>640,271</text:p>
          </table:table-cell>
          <table:table-cell office:value-type="float" office:value="1251.06" calcext:value-type="float">
            <text:p>1251,06</text:p>
          </table:table-cell>
          <table:table-cell office:value-type="float" office:value="573.129" calcext:value-type="float">
            <text:p>573,129</text:p>
          </table:table-cell>
          <table:table-cell office:value-type="float" office:value="618.449" calcext:value-type="float">
            <text:p>618,449</text:p>
          </table:table-cell>
          <table:table-cell office:value-type="float" office:value="591.624" calcext:value-type="float">
            <text:p>591,624</text:p>
          </table:table-cell>
          <table:table-cell office:value-type="float" office:value="182.311" calcext:value-type="float">
            <text:p>182,3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679" calcext:value-type="float">
            <text:p>4,2679</text:p>
          </table:table-cell>
          <table:table-cell office:value-type="float" office:value="574.21" calcext:value-type="float">
            <text:p>574,21</text:p>
          </table:table-cell>
          <table:table-cell office:value-type="float" office:value="702.631" calcext:value-type="float">
            <text:p>702,631</text:p>
          </table:table-cell>
          <table:table-cell office:value-type="float" office:value="637.229" calcext:value-type="float">
            <text:p>637,229</text:p>
          </table:table-cell>
          <table:table-cell office:value-type="float" office:value="2305.93" calcext:value-type="float">
            <text:p>2305,93</text:p>
          </table:table-cell>
          <table:table-cell office:value-type="float" office:value="558.226" calcext:value-type="float">
            <text:p>558,226</text:p>
          </table:table-cell>
          <table:table-cell office:value-type="float" office:value="623.744" calcext:value-type="float">
            <text:p>623,744</text:p>
          </table:table-cell>
          <table:table-cell office:value-type="float" office:value="579.271" calcext:value-type="float">
            <text:p>579,271</text:p>
          </table:table-cell>
          <table:table-cell office:value-type="float" office:value="411.071" calcext:value-type="float">
            <text:p>411,07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106" calcext:value-type="float">
            <text:p>5,4106</text:p>
          </table:table-cell>
          <table:table-cell office:value-type="float" office:value="688.678" calcext:value-type="float">
            <text:p>688,678</text:p>
          </table:table-cell>
          <table:table-cell office:value-type="float" office:value="825.371" calcext:value-type="float">
            <text:p>825,371</text:p>
          </table:table-cell>
          <table:table-cell office:value-type="float" office:value="740.337" calcext:value-type="float">
            <text:p>740,337</text:p>
          </table:table-cell>
          <table:table-cell office:value-type="float" office:value="1605.16" calcext:value-type="float">
            <text:p>1605,16</text:p>
          </table:table-cell>
          <table:table-cell office:value-type="float" office:value="642.312" calcext:value-type="float">
            <text:p>642,312</text:p>
          </table:table-cell>
          <table:table-cell office:value-type="float" office:value="691.017" calcext:value-type="float">
            <text:p>691,017</text:p>
          </table:table-cell>
          <table:table-cell office:value-type="float" office:value="664.966" calcext:value-type="float">
            <text:p>664,966</text:p>
          </table:table-cell>
          <table:table-cell office:value-type="float" office:value="163.738" calcext:value-type="float">
            <text:p>163,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838" calcext:value-type="float">
            <text:p>5,3838</text:p>
          </table:table-cell>
          <table:table-cell office:value-type="float" office:value="644.05" calcext:value-type="float">
            <text:p>644,05</text:p>
          </table:table-cell>
          <table:table-cell office:value-type="float" office:value="780.052" calcext:value-type="float">
            <text:p>780,052</text:p>
          </table:table-cell>
          <table:table-cell office:value-type="float" office:value="721.744" calcext:value-type="float">
            <text:p>721,744</text:p>
          </table:table-cell>
          <table:table-cell office:value-type="float" office:value="1513.38" calcext:value-type="float">
            <text:p>1513,38</text:p>
          </table:table-cell>
          <table:table-cell office:value-type="float" office:value="605.06" calcext:value-type="float">
            <text:p>605,06</text:p>
          </table:table-cell>
          <table:table-cell office:value-type="float" office:value="644.384" calcext:value-type="float">
            <text:p>644,384</text:p>
          </table:table-cell>
          <table:table-cell office:value-type="float" office:value="623.552" calcext:value-type="float">
            <text:p>623,552</text:p>
          </table:table-cell>
          <table:table-cell office:value-type="float" office:value="118.147" calcext:value-type="float">
            <text:p>118,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525" calcext:value-type="float">
            <text:p>5,4525</text:p>
          </table:table-cell>
          <table:table-cell office:value-type="float" office:value="657.456" calcext:value-type="float">
            <text:p>657,456</text:p>
          </table:table-cell>
          <table:table-cell office:value-type="float" office:value="774.234" calcext:value-type="float">
            <text:p>774,234</text:p>
          </table:table-cell>
          <table:table-cell office:value-type="float" office:value="706.986" calcext:value-type="float">
            <text:p>706,986</text:p>
          </table:table-cell>
          <table:table-cell office:value-type="float" office:value="1046.21" calcext:value-type="float">
            <text:p>1046,21</text:p>
          </table:table-cell>
          <table:table-cell office:value-type="float" office:value="609.126" calcext:value-type="float">
            <text:p>609,126</text:p>
          </table:table-cell>
          <table:table-cell office:value-type="float" office:value="684.231" calcext:value-type="float">
            <text:p>684,231</text:p>
          </table:table-cell>
          <table:table-cell office:value-type="float" office:value="642.984" calcext:value-type="float">
            <text:p>642,984</text:p>
          </table:table-cell>
          <table:table-cell office:value-type="float" office:value="551.289" calcext:value-type="float">
            <text:p>551,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134" calcext:value-type="float">
            <text:p>5,4134</text:p>
          </table:table-cell>
          <table:table-cell office:value-type="float" office:value="611.539" calcext:value-type="float">
            <text:p>611,539</text:p>
          </table:table-cell>
          <table:table-cell office:value-type="float" office:value="750.682" calcext:value-type="float">
            <text:p>750,682</text:p>
          </table:table-cell>
          <table:table-cell office:value-type="float" office:value="700.086" calcext:value-type="float">
            <text:p>700,086</text:p>
          </table:table-cell>
          <table:table-cell office:value-type="float" office:value="1284.59" calcext:value-type="float">
            <text:p>1284,59</text:p>
          </table:table-cell>
          <table:table-cell office:value-type="float" office:value="598.164" calcext:value-type="float">
            <text:p>598,164</text:p>
          </table:table-cell>
          <table:table-cell office:value-type="float" office:value="654.699" calcext:value-type="float">
            <text:p>654,699</text:p>
          </table:table-cell>
          <table:table-cell office:value-type="float" office:value="626.23" calcext:value-type="float">
            <text:p>626,23</text:p>
          </table:table-cell>
          <table:table-cell office:value-type="float" office:value="354.473" calcext:value-type="float">
            <text:p>354,47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111" calcext:value-type="float">
            <text:p>6,8111</text:p>
          </table:table-cell>
          <table:table-cell office:value-type="float" office:value="689.024" calcext:value-type="float">
            <text:p>689,024</text:p>
          </table:table-cell>
          <table:table-cell office:value-type="float" office:value="782.383" calcext:value-type="float">
            <text:p>782,383</text:p>
          </table:table-cell>
          <table:table-cell office:value-type="float" office:value="728.207" calcext:value-type="float">
            <text:p>728,207</text:p>
          </table:table-cell>
          <table:table-cell office:value-type="float" office:value="883.559" calcext:value-type="float">
            <text:p>883,559</text:p>
          </table:table-cell>
          <table:table-cell office:value-type="float" office:value="657.159" calcext:value-type="float">
            <text:p>657,159</text:p>
          </table:table-cell>
          <table:table-cell office:value-type="float" office:value="685.928" calcext:value-type="float">
            <text:p>685,928</text:p>
          </table:table-cell>
          <table:table-cell office:value-type="float" office:value="669.86" calcext:value-type="float">
            <text:p>669,86</text:p>
          </table:table-cell>
          <table:table-cell office:value-type="float" office:value="116.765" calcext:value-type="float">
            <text:p>116,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165" calcext:value-type="float">
            <text:p>6,8165</text:p>
          </table:table-cell>
          <table:table-cell office:value-type="float" office:value="764.932" calcext:value-type="float">
            <text:p>764,932</text:p>
          </table:table-cell>
          <table:table-cell office:value-type="float" office:value="814.381" calcext:value-type="float">
            <text:p>814,381</text:p>
          </table:table-cell>
          <table:table-cell office:value-type="float" office:value="781.917" calcext:value-type="float">
            <text:p>781,917</text:p>
          </table:table-cell>
          <table:table-cell office:value-type="float" office:value="177.17" calcext:value-type="float">
            <text:p>177,17</text:p>
          </table:table-cell>
          <table:table-cell office:value-type="float" office:value="684.891" calcext:value-type="float">
            <text:p>684,891</text:p>
          </table:table-cell>
          <table:table-cell office:value-type="float" office:value="739.186" calcext:value-type="float">
            <text:p>739,186</text:p>
          </table:table-cell>
          <table:table-cell office:value-type="float" office:value="712.951" calcext:value-type="float">
            <text:p>712,951</text:p>
          </table:table-cell>
          <table:table-cell office:value-type="float" office:value="302.904" calcext:value-type="float">
            <text:p>302,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536" calcext:value-type="float">
            <text:p>6,8536</text:p>
          </table:table-cell>
          <table:table-cell office:value-type="float" office:value="735.9" calcext:value-type="float">
            <text:p>735,9</text:p>
          </table:table-cell>
          <table:table-cell office:value-type="float" office:value="844.857" calcext:value-type="float">
            <text:p>844,857</text:p>
          </table:table-cell>
          <table:table-cell office:value-type="float" office:value="768.37" calcext:value-type="float">
            <text:p>768,37</text:p>
          </table:table-cell>
          <table:table-cell office:value-type="float" office:value="992.249" calcext:value-type="float">
            <text:p>992,249</text:p>
          </table:table-cell>
          <table:table-cell office:value-type="float" office:value="689.772" calcext:value-type="float">
            <text:p>689,772</text:p>
          </table:table-cell>
          <table:table-cell office:value-type="float" office:value="746.911" calcext:value-type="float">
            <text:p>746,911</text:p>
          </table:table-cell>
          <table:table-cell office:value-type="float" office:value="711.019" calcext:value-type="float">
            <text:p>711,019</text:p>
          </table:table-cell>
          <table:table-cell office:value-type="float" office:value="191.36" calcext:value-type="float">
            <text:p>191,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948" calcext:value-type="float">
            <text:p>6,7948</text:p>
          </table:table-cell>
          <table:table-cell office:value-type="float" office:value="688.424" calcext:value-type="float">
            <text:p>688,424</text:p>
          </table:table-cell>
          <table:table-cell office:value-type="float" office:value="789.018" calcext:value-type="float">
            <text:p>789,018</text:p>
          </table:table-cell>
          <table:table-cell office:value-type="float" office:value="751.594" calcext:value-type="float">
            <text:p>751,594</text:p>
          </table:table-cell>
          <table:table-cell office:value-type="float" office:value="752.889" calcext:value-type="float">
            <text:p>752,889</text:p>
          </table:table-cell>
          <table:table-cell office:value-type="float" office:value="677.042" calcext:value-type="float">
            <text:p>677,042</text:p>
          </table:table-cell>
          <table:table-cell office:value-type="float" office:value="729.789" calcext:value-type="float">
            <text:p>729,789</text:p>
          </table:table-cell>
          <table:table-cell office:value-type="float" office:value="699.416" calcext:value-type="float">
            <text:p>699,416</text:p>
          </table:table-cell>
          <table:table-cell office:value-type="float" office:value="262.215" calcext:value-type="float">
            <text:p>262,2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966" calcext:value-type="float">
            <text:p>8,2966</text:p>
          </table:table-cell>
          <table:table-cell office:value-type="float" office:value="781.297" calcext:value-type="float">
            <text:p>781,297</text:p>
          </table:table-cell>
          <table:table-cell office:value-type="float" office:value="911.716" calcext:value-type="float">
            <text:p>911,716</text:p>
          </table:table-cell>
          <table:table-cell office:value-type="float" office:value="838.992" calcext:value-type="float">
            <text:p>838,992</text:p>
          </table:table-cell>
          <table:table-cell office:value-type="float" office:value="1401.39" calcext:value-type="float">
            <text:p>1401,39</text:p>
          </table:table-cell>
          <table:table-cell office:value-type="float" office:value="741.39" calcext:value-type="float">
            <text:p>741,39</text:p>
          </table:table-cell>
          <table:table-cell office:value-type="float" office:value="787.568" calcext:value-type="float">
            <text:p>787,568</text:p>
          </table:table-cell>
          <table:table-cell office:value-type="float" office:value="764.646" calcext:value-type="float">
            <text:p>764,646</text:p>
          </table:table-cell>
          <table:table-cell office:value-type="float" office:value="169.197" calcext:value-type="float">
            <text:p>169,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572" calcext:value-type="float">
            <text:p>8,3572</text:p>
          </table:table-cell>
          <table:table-cell office:value-type="float" office:value="755.451" calcext:value-type="float">
            <text:p>755,451</text:p>
          </table:table-cell>
          <table:table-cell office:value-type="float" office:value="818.113" calcext:value-type="float">
            <text:p>818,113</text:p>
          </table:table-cell>
          <table:table-cell office:value-type="float" office:value="794.793" calcext:value-type="float">
            <text:p>794,793</text:p>
          </table:table-cell>
          <table:table-cell office:value-type="float" office:value="393.836" calcext:value-type="float">
            <text:p>393,836</text:p>
          </table:table-cell>
          <table:table-cell office:value-type="float" office:value="696.175" calcext:value-type="float">
            <text:p>696,175</text:p>
          </table:table-cell>
          <table:table-cell office:value-type="float" office:value="754.744" calcext:value-type="float">
            <text:p>754,744</text:p>
          </table:table-cell>
          <table:table-cell office:value-type="float" office:value="717.815" calcext:value-type="float">
            <text:p>717,815</text:p>
          </table:table-cell>
          <table:table-cell office:value-type="float" office:value="339.375" calcext:value-type="float">
            <text:p>339,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1889" calcext:value-type="float">
            <text:p>8,1889</text:p>
          </table:table-cell>
          <table:table-cell office:value-type="float" office:value="807.723" calcext:value-type="float">
            <text:p>807,723</text:p>
          </table:table-cell>
          <table:table-cell office:value-type="float" office:value="913.374" calcext:value-type="float">
            <text:p>913,374</text:p>
          </table:table-cell>
          <table:table-cell office:value-type="float" office:value="861.691" calcext:value-type="float">
            <text:p>861,691</text:p>
          </table:table-cell>
          <table:table-cell office:value-type="float" office:value="1204.74" calcext:value-type="float">
            <text:p>1204,74</text:p>
          </table:table-cell>
          <table:table-cell office:value-type="float" office:value="725.98" calcext:value-type="float">
            <text:p>725,98</text:p>
          </table:table-cell>
          <table:table-cell office:value-type="float" office:value="777.705" calcext:value-type="float">
            <text:p>777,705</text:p>
          </table:table-cell>
          <table:table-cell office:value-type="float" office:value="754.479" calcext:value-type="float">
            <text:p>754,479</text:p>
          </table:table-cell>
          <table:table-cell office:value-type="float" office:value="336.65" calcext:value-type="float">
            <text:p>336,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4836" calcext:value-type="float">
            <text:p>8,4836</text:p>
          </table:table-cell>
          <table:table-cell office:value-type="float" office:value="777.004" calcext:value-type="float">
            <text:p>777,004</text:p>
          </table:table-cell>
          <table:table-cell office:value-type="float" office:value="880.214" calcext:value-type="float">
            <text:p>880,214</text:p>
          </table:table-cell>
          <table:table-cell office:value-type="float" office:value="809.427" calcext:value-type="float">
            <text:p>809,427</text:p>
          </table:table-cell>
          <table:table-cell office:value-type="float" office:value="866.709" calcext:value-type="float">
            <text:p>866,709</text:p>
          </table:table-cell>
          <table:table-cell office:value-type="float" office:value="726.221" calcext:value-type="float">
            <text:p>726,221</text:p>
          </table:table-cell>
          <table:table-cell office:value-type="float" office:value="780.912" calcext:value-type="float">
            <text:p>780,912</text:p>
          </table:table-cell>
          <table:table-cell office:value-type="float" office:value="754.184" calcext:value-type="float">
            <text:p>754,184</text:p>
          </table:table-cell>
          <table:table-cell office:value-type="float" office:value="272.547" calcext:value-type="float">
            <text:p>272,54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642" calcext:value-type="float">
            <text:p>9,8642</text:p>
          </table:table-cell>
          <table:table-cell office:value-type="float" office:value="749.681" calcext:value-type="float">
            <text:p>749,681</text:p>
          </table:table-cell>
          <table:table-cell office:value-type="float" office:value="857.908" calcext:value-type="float">
            <text:p>857,908</text:p>
          </table:table-cell>
          <table:table-cell office:value-type="float" office:value="810.05" calcext:value-type="float">
            <text:p>810,05</text:p>
          </table:table-cell>
          <table:table-cell office:value-type="float" office:value="1066.2" calcext:value-type="float">
            <text:p>1066,2</text:p>
          </table:table-cell>
          <table:table-cell office:value-type="float" office:value="728.041" calcext:value-type="float">
            <text:p>728,041</text:p>
          </table:table-cell>
          <table:table-cell office:value-type="float" office:value="776.595" calcext:value-type="float">
            <text:p>776,595</text:p>
          </table:table-cell>
          <table:table-cell office:value-type="float" office:value="749.586" calcext:value-type="float">
            <text:p>749,586</text:p>
          </table:table-cell>
          <table:table-cell office:value-type="float" office:value="229.545" calcext:value-type="float">
            <text:p>229,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392" calcext:value-type="float">
            <text:p>10,0392</text:p>
          </table:table-cell>
          <table:table-cell office:value-type="float" office:value="798.515" calcext:value-type="float">
            <text:p>798,515</text:p>
          </table:table-cell>
          <table:table-cell office:value-type="float" office:value="969.852" calcext:value-type="float">
            <text:p>969,852</text:p>
          </table:table-cell>
          <table:table-cell office:value-type="float" office:value="888.218" calcext:value-type="float">
            <text:p>888,218</text:p>
          </table:table-cell>
          <table:table-cell office:value-type="float" office:value="2442.69" calcext:value-type="float">
            <text:p>2442,69</text:p>
          </table:table-cell>
          <table:table-cell office:value-type="float" office:value="772.366" calcext:value-type="float">
            <text:p>772,366</text:p>
          </table:table-cell>
          <table:table-cell office:value-type="float" office:value="816.345" calcext:value-type="float">
            <text:p>816,345</text:p>
          </table:table-cell>
          <table:table-cell office:value-type="float" office:value="796.292" calcext:value-type="float">
            <text:p>796,292</text:p>
          </table:table-cell>
          <table:table-cell office:value-type="float" office:value="227.743" calcext:value-type="float">
            <text:p>227,7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929" calcext:value-type="float">
            <text:p>9,9929</text:p>
          </table:table-cell>
          <table:table-cell office:value-type="float" office:value="862.361" calcext:value-type="float">
            <text:p>862,361</text:p>
          </table:table-cell>
          <table:table-cell office:value-type="float" office:value="944.794" calcext:value-type="float">
            <text:p>944,794</text:p>
          </table:table-cell>
          <table:table-cell office:value-type="float" office:value="902.019" calcext:value-type="float">
            <text:p>902,019</text:p>
          </table:table-cell>
          <table:table-cell office:value-type="float" office:value="859.366" calcext:value-type="float">
            <text:p>859,366</text:p>
          </table:table-cell>
          <table:table-cell office:value-type="float" office:value="822.167" calcext:value-type="float">
            <text:p>822,167</text:p>
          </table:table-cell>
          <table:table-cell office:value-type="float" office:value="857.758" calcext:value-type="float">
            <text:p>857,758</text:p>
          </table:table-cell>
          <table:table-cell office:value-type="float" office:value="842.594" calcext:value-type="float">
            <text:p>842,594</text:p>
          </table:table-cell>
          <table:table-cell office:value-type="float" office:value="118.144" calcext:value-type="float">
            <text:p>118,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035" calcext:value-type="float">
            <text:p>10,0035</text:p>
          </table:table-cell>
          <table:table-cell office:value-type="float" office:value="841.266" calcext:value-type="float">
            <text:p>841,266</text:p>
          </table:table-cell>
          <table:table-cell office:value-type="float" office:value="934.373" calcext:value-type="float">
            <text:p>934,373</text:p>
          </table:table-cell>
          <table:table-cell office:value-type="float" office:value="896.344" calcext:value-type="float">
            <text:p>896,344</text:p>
          </table:table-cell>
          <table:table-cell office:value-type="float" office:value="907.123" calcext:value-type="float">
            <text:p>907,123</text:p>
          </table:table-cell>
          <table:table-cell office:value-type="float" office:value="790.794" calcext:value-type="float">
            <text:p>790,794</text:p>
          </table:table-cell>
          <table:table-cell office:value-type="float" office:value="825.993" calcext:value-type="float">
            <text:p>825,993</text:p>
          </table:table-cell>
          <table:table-cell office:value-type="float" office:value="803.637" calcext:value-type="float">
            <text:p>803,637</text:p>
          </table:table-cell>
          <table:table-cell office:value-type="float" office:value="150.677" calcext:value-type="float">
            <text:p>150,67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382" calcext:value-type="float">
            <text:p>11,6382</text:p>
          </table:table-cell>
          <table:table-cell office:value-type="float" office:value="830.501" calcext:value-type="float">
            <text:p>830,501</text:p>
          </table:table-cell>
          <table:table-cell office:value-type="float" office:value="996.615" calcext:value-type="float">
            <text:p>996,615</text:p>
          </table:table-cell>
          <table:table-cell office:value-type="float" office:value="902.095" calcext:value-type="float">
            <text:p>902,095</text:p>
          </table:table-cell>
          <table:table-cell office:value-type="float" office:value="1711.46" calcext:value-type="float">
            <text:p>1711,46</text:p>
          </table:table-cell>
          <table:table-cell office:value-type="float" office:value="776.195" calcext:value-type="float">
            <text:p>776,195</text:p>
          </table:table-cell>
          <table:table-cell office:value-type="float" office:value="836.684" calcext:value-type="float">
            <text:p>836,684</text:p>
          </table:table-cell>
          <table:table-cell office:value-type="float" office:value="804.076" calcext:value-type="float">
            <text:p>804,076</text:p>
          </table:table-cell>
          <table:table-cell office:value-type="float" office:value="464.059" calcext:value-type="float">
            <text:p>464,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5733" calcext:value-type="float">
            <text:p>11,5733</text:p>
          </table:table-cell>
          <table:table-cell office:value-type="float" office:value="860.799" calcext:value-type="float">
            <text:p>860,799</text:p>
          </table:table-cell>
          <table:table-cell office:value-type="float" office:value="1000.45" calcext:value-type="float">
            <text:p>1000,45</text:p>
          </table:table-cell>
          <table:table-cell office:value-type="float" office:value="910.682" calcext:value-type="float">
            <text:p>910,682</text:p>
          </table:table-cell>
          <table:table-cell office:value-type="float" office:value="1566.65" calcext:value-type="float">
            <text:p>1566,65</text:p>
          </table:table-cell>
          <table:table-cell office:value-type="float" office:value="785.286" calcext:value-type="float">
            <text:p>785,286</text:p>
          </table:table-cell>
          <table:table-cell office:value-type="float" office:value="869.384" calcext:value-type="float">
            <text:p>869,384</text:p>
          </table:table-cell>
          <table:table-cell office:value-type="float" office:value="817.458" calcext:value-type="float">
            <text:p>817,458</text:p>
          </table:table-cell>
          <table:table-cell office:value-type="float" office:value="450.042" calcext:value-type="float">
            <text:p>450,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41" calcext:value-type="float">
            <text:p>11,541</text:p>
          </table:table-cell>
          <table:table-cell office:value-type="float" office:value="833.166" calcext:value-type="float">
            <text:p>833,166</text:p>
          </table:table-cell>
          <table:table-cell office:value-type="float" office:value="955.894" calcext:value-type="float">
            <text:p>955,894</text:p>
          </table:table-cell>
          <table:table-cell office:value-type="float" office:value="899.273" calcext:value-type="float">
            <text:p>899,273</text:p>
          </table:table-cell>
          <table:table-cell office:value-type="float" office:value="923.072" calcext:value-type="float">
            <text:p>923,072</text:p>
          </table:table-cell>
          <table:table-cell office:value-type="float" office:value="781.972" calcext:value-type="float">
            <text:p>781,972</text:p>
          </table:table-cell>
          <table:table-cell office:value-type="float" office:value="830.652" calcext:value-type="float">
            <text:p>830,652</text:p>
          </table:table-cell>
          <table:table-cell office:value-type="float" office:value="804.008" calcext:value-type="float">
            <text:p>804,008</text:p>
          </table:table-cell>
          <table:table-cell office:value-type="float" office:value="298.804" calcext:value-type="float">
            <text:p>298,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4799" calcext:value-type="float">
            <text:p>11,4799</text:p>
          </table:table-cell>
          <table:table-cell office:value-type="float" office:value="862.248" calcext:value-type="float">
            <text:p>862,248</text:p>
          </table:table-cell>
          <table:table-cell office:value-type="float" office:value="1033.08" calcext:value-type="float">
            <text:p>1033,08</text:p>
          </table:table-cell>
          <table:table-cell office:value-type="float" office:value="960.007" calcext:value-type="float">
            <text:p>960,007</text:p>
          </table:table-cell>
          <table:table-cell office:value-type="float" office:value="2800.87" calcext:value-type="float">
            <text:p>2800,87</text:p>
          </table:table-cell>
          <table:table-cell office:value-type="float" office:value="842.968" calcext:value-type="float">
            <text:p>842,968</text:p>
          </table:table-cell>
          <table:table-cell office:value-type="float" office:value="895.52" calcext:value-type="float">
            <text:p>895,52</text:p>
          </table:table-cell>
          <table:table-cell office:value-type="float" office:value="860.064" calcext:value-type="float">
            <text:p>860,064</text:p>
          </table:table-cell>
          <table:table-cell office:value-type="float" office:value="254.247" calcext:value-type="float">
            <text:p>254,247</text:p>
          </table:table-cell>
        </table:table-row>
      </table:table>
      <table:table table:name="cluster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 SA</text:p>
          </table:table-cell>
          <table:table-cell office:value-type="string" calcext:value-type="string">
            <text:p>Worst Val SA</text:p>
          </table:table-cell>
          <table:table-cell office:value-type="string" calcext:value-type="string">
            <text:p>Average SA</text:p>
          </table:table-cell>
          <table:table-cell office:value-type="string" calcext:value-type="string">
            <text:p>Varianza SA</text:p>
          </table:table-cell>
          <table:table-cell office:value-type="string" calcext:value-type="string">
            <text:p>Best tot</text:p>
          </table:table-cell>
          <table:table-cell office:value-type="string" calcext:value-type="string">
            <text:p>Worst tot</text:p>
          </table:table-cell>
          <table:table-cell office:value-type="string" calcext:value-type="string">
            <text:p>Average tot</text:p>
          </table:table-cell>
          <table:table-cell office:value-type="string" calcext:value-type="string">
            <text:p>Varianza to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91" calcext:value-type="float">
            <text:p>0,6291</text:p>
          </table:table-cell>
          <table:table-cell office:value-type="float" office:value="110.12" calcext:value-type="float">
            <text:p>110,12</text:p>
          </table:table-cell>
          <table:table-cell office:value-type="float" office:value="180.464" calcext:value-type="float">
            <text:p>180,464</text:p>
          </table:table-cell>
          <table:table-cell office:value-type="float" office:value="156.352" calcext:value-type="float">
            <text:p>156,352</text:p>
          </table:table-cell>
          <table:table-cell office:value-type="float" office:value="731.933" calcext:value-type="float">
            <text:p>731,933</text:p>
          </table:table-cell>
          <table:table-cell table:number-columns-repeated="3" office:value-type="float" office:value="105.943" calcext:value-type="float">
            <text:p>105,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01" calcext:value-type="float">
            <text:p>0,6301</text:p>
          </table:table-cell>
          <table:table-cell office:value-type="float" office:value="222.607" calcext:value-type="float">
            <text:p>222,607</text:p>
          </table:table-cell>
          <table:table-cell office:value-type="float" office:value="329.865" calcext:value-type="float">
            <text:p>329,865</text:p>
          </table:table-cell>
          <table:table-cell office:value-type="float" office:value="245.422" calcext:value-type="float">
            <text:p>245,422</text:p>
          </table:table-cell>
          <table:table-cell office:value-type="float" office:value="1031.61" calcext:value-type="float">
            <text:p>1031,61</text:p>
          </table:table-cell>
          <table:table-cell office:value-type="float" office:value="217.03" calcext:value-type="float">
            <text:p>217,03</text:p>
          </table:table-cell>
          <table:table-cell office:value-type="float" office:value="221.836" calcext:value-type="float">
            <text:p>221,836</text:p>
          </table:table-cell>
          <table:table-cell office:value-type="float" office:value="217.708" calcext:value-type="float">
            <text:p>217,708</text:p>
          </table:table-cell>
          <table:table-cell office:value-type="float" office:value="2.24038" calcext:value-type="float">
            <text:p>2,240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24" calcext:value-type="float">
            <text:p>0,6224</text:p>
          </table:table-cell>
          <table:table-cell office:value-type="float" office:value="212.892" calcext:value-type="float">
            <text:p>212,892</text:p>
          </table:table-cell>
          <table:table-cell office:value-type="float" office:value="354.553" calcext:value-type="float">
            <text:p>354,553</text:p>
          </table:table-cell>
          <table:table-cell office:value-type="float" office:value="270.881" calcext:value-type="float">
            <text:p>270,881</text:p>
          </table:table-cell>
          <table:table-cell office:value-type="float" office:value="2087.37" calcext:value-type="float">
            <text:p>2087,37</text:p>
          </table:table-cell>
          <table:table-cell table:number-columns-repeated="3" office:value-type="float" office:value="212.892" calcext:value-type="float">
            <text:p>212,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23" calcext:value-type="float">
            <text:p>0,6223</text:p>
          </table:table-cell>
          <table:table-cell office:value-type="float" office:value="207.14" calcext:value-type="float">
            <text:p>207,14</text:p>
          </table:table-cell>
          <table:table-cell office:value-type="float" office:value="359.177" calcext:value-type="float">
            <text:p>359,177</text:p>
          </table:table-cell>
          <table:table-cell office:value-type="float" office:value="262.06" calcext:value-type="float">
            <text:p>262,06</text:p>
          </table:table-cell>
          <table:table-cell office:value-type="float" office:value="2268.03" calcext:value-type="float">
            <text:p>2268,03</text:p>
          </table:table-cell>
          <table:table-cell office:value-type="float" office:value="201.934" calcext:value-type="float">
            <text:p>201,934</text:p>
          </table:table-cell>
          <table:table-cell office:value-type="float" office:value="202.673" calcext:value-type="float">
            <text:p>202,673</text:p>
          </table:table-cell>
          <table:table-cell office:value-type="float" office:value="202.304" calcext:value-type="float">
            <text:p>202,304</text:p>
          </table:table-cell>
          <table:table-cell office:value-type="float" office:value="0.136535" calcext:value-type="float">
            <text:p>0,1365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57" calcext:value-type="float">
            <text:p>1,3557</text:p>
          </table:table-cell>
          <table:table-cell office:value-type="float" office:value="240.241" calcext:value-type="float">
            <text:p>240,241</text:p>
          </table:table-cell>
          <table:table-cell office:value-type="float" office:value="363.84" calcext:value-type="float">
            <text:p>363,84</text:p>
          </table:table-cell>
          <table:table-cell office:value-type="float" office:value="281.958" calcext:value-type="float">
            <text:p>281,958</text:p>
          </table:table-cell>
          <table:table-cell office:value-type="float" office:value="2010.38" calcext:value-type="float">
            <text:p>2010,38</text:p>
          </table:table-cell>
          <table:table-cell office:value-type="float" office:value="234.421" calcext:value-type="float">
            <text:p>234,421</text:p>
          </table:table-cell>
          <table:table-cell office:value-type="float" office:value="239.18" calcext:value-type="float">
            <text:p>239,18</text:p>
          </table:table-cell>
          <table:table-cell office:value-type="float" office:value="236.862" calcext:value-type="float">
            <text:p>236,862</text:p>
          </table:table-cell>
          <table:table-cell office:value-type="float" office:value="2.32912" calcext:value-type="float">
            <text:p>2,32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14" calcext:value-type="float">
            <text:p>1,3514</text:p>
          </table:table-cell>
          <table:table-cell office:value-type="float" office:value="281.38" calcext:value-type="float">
            <text:p>281,38</text:p>
          </table:table-cell>
          <table:table-cell office:value-type="float" office:value="416.701" calcext:value-type="float">
            <text:p>416,701</text:p>
          </table:table-cell>
          <table:table-cell office:value-type="float" office:value="309.548" calcext:value-type="float">
            <text:p>309,548</text:p>
          </table:table-cell>
          <table:table-cell office:value-type="float" office:value="1492.82" calcext:value-type="float">
            <text:p>1492,82</text:p>
          </table:table-cell>
          <table:table-cell office:value-type="float" office:value="271.206" calcext:value-type="float">
            <text:p>271,206</text:p>
          </table:table-cell>
          <table:table-cell office:value-type="float" office:value="272.901" calcext:value-type="float">
            <text:p>272,901</text:p>
          </table:table-cell>
          <table:table-cell office:value-type="float" office:value="271.845" calcext:value-type="float">
            <text:p>271,845</text:p>
          </table:table-cell>
          <table:table-cell office:value-type="float" office:value="0.315456" calcext:value-type="float">
            <text:p>0,315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56" calcext:value-type="float">
            <text:p>1,356</text:p>
          </table:table-cell>
          <table:table-cell office:value-type="float" office:value="178.492" calcext:value-type="float">
            <text:p>178,492</text:p>
          </table:table-cell>
          <table:table-cell office:value-type="float" office:value="277.843" calcext:value-type="float">
            <text:p>277,843</text:p>
          </table:table-cell>
          <table:table-cell office:value-type="float" office:value="214.131" calcext:value-type="float">
            <text:p>214,131</text:p>
          </table:table-cell>
          <table:table-cell office:value-type="float" office:value="1692.37" calcext:value-type="float">
            <text:p>1692,37</text:p>
          </table:table-cell>
          <table:table-cell office:value-type="float" office:value="177.957" calcext:value-type="float">
            <text:p>177,957</text:p>
          </table:table-cell>
          <table:table-cell office:value-type="float" office:value="181.814" calcext:value-type="float">
            <text:p>181,814</text:p>
          </table:table-cell>
          <table:table-cell office:value-type="float" office:value="180.052" calcext:value-type="float">
            <text:p>180,052</text:p>
          </table:table-cell>
          <table:table-cell office:value-type="float" office:value="2.04006" calcext:value-type="float">
            <text:p>2,04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603" calcext:value-type="float">
            <text:p>1,3603</text:p>
          </table:table-cell>
          <table:table-cell office:value-type="float" office:value="137.735" calcext:value-type="float">
            <text:p>137,735</text:p>
          </table:table-cell>
          <table:table-cell office:value-type="float" office:value="195.366" calcext:value-type="float">
            <text:p>195,366</text:p>
          </table:table-cell>
          <table:table-cell office:value-type="float" office:value="158.715" calcext:value-type="float">
            <text:p>158,715</text:p>
          </table:table-cell>
          <table:table-cell office:value-type="float" office:value="286.425" calcext:value-type="float">
            <text:p>286,425</text:p>
          </table:table-cell>
          <table:table-cell office:value-type="float" office:value="128.976" calcext:value-type="float">
            <text:p>128,976</text:p>
          </table:table-cell>
          <table:table-cell office:value-type="float" office:value="137.665" calcext:value-type="float">
            <text:p>137,665</text:p>
          </table:table-cell>
          <table:table-cell office:value-type="float" office:value="132" calcext:value-type="float">
            <text:p>132</text:p>
          </table:table-cell>
          <table:table-cell office:value-type="float" office:value="8.82421" calcext:value-type="float">
            <text:p>8,824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88" calcext:value-type="float">
            <text:p>2,1988</text:p>
          </table:table-cell>
          <table:table-cell office:value-type="float" office:value="145.863" calcext:value-type="float">
            <text:p>145,863</text:p>
          </table:table-cell>
          <table:table-cell office:value-type="float" office:value="174.958" calcext:value-type="float">
            <text:p>174,958</text:p>
          </table:table-cell>
          <table:table-cell office:value-type="float" office:value="165.088" calcext:value-type="float">
            <text:p>165,088</text:p>
          </table:table-cell>
          <table:table-cell office:value-type="float" office:value="66.4766" calcext:value-type="float">
            <text:p>66,4766</text:p>
          </table:table-cell>
          <table:table-cell office:value-type="float" office:value="145.863" calcext:value-type="float">
            <text:p>145,863</text:p>
          </table:table-cell>
          <table:table-cell office:value-type="float" office:value="153.18" calcext:value-type="float">
            <text:p>153,18</text:p>
          </table:table-cell>
          <table:table-cell office:value-type="float" office:value="149.682" calcext:value-type="float">
            <text:p>149,682</text:p>
          </table:table-cell>
          <table:table-cell office:value-type="float" office:value="4.32188" calcext:value-type="float">
            <text:p>4,32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017" calcext:value-type="float">
            <text:p>2,2017</text:p>
          </table:table-cell>
          <table:table-cell office:value-type="float" office:value="185.961" calcext:value-type="float">
            <text:p>185,961</text:p>
          </table:table-cell>
          <table:table-cell office:value-type="float" office:value="244.678" calcext:value-type="float">
            <text:p>244,678</text:p>
          </table:table-cell>
          <table:table-cell office:value-type="float" office:value="210.383" calcext:value-type="float">
            <text:p>210,383</text:p>
          </table:table-cell>
          <table:table-cell office:value-type="float" office:value="217.318" calcext:value-type="float">
            <text:p>217,318</text:p>
          </table:table-cell>
          <table:table-cell office:value-type="float" office:value="169.219" calcext:value-type="float">
            <text:p>169,219</text:p>
          </table:table-cell>
          <table:table-cell office:value-type="float" office:value="177.898" calcext:value-type="float">
            <text:p>177,898</text:p>
          </table:table-cell>
          <table:table-cell office:value-type="float" office:value="174.533" calcext:value-type="float">
            <text:p>174,533</text:p>
          </table:table-cell>
          <table:table-cell office:value-type="float" office:value="7.23776" calcext:value-type="float">
            <text:p>7,23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996" calcext:value-type="float">
            <text:p>2,1996</text:p>
          </table:table-cell>
          <table:table-cell office:value-type="float" office:value="198.798" calcext:value-type="float">
            <text:p>198,798</text:p>
          </table:table-cell>
          <table:table-cell office:value-type="float" office:value="243.264" calcext:value-type="float">
            <text:p>243,264</text:p>
          </table:table-cell>
          <table:table-cell office:value-type="float" office:value="218.581" calcext:value-type="float">
            <text:p>218,581</text:p>
          </table:table-cell>
          <table:table-cell office:value-type="float" office:value="192.451" calcext:value-type="float">
            <text:p>192,451</text:p>
          </table:table-cell>
          <table:table-cell office:value-type="float" office:value="190.192" calcext:value-type="float">
            <text:p>190,192</text:p>
          </table:table-cell>
          <table:table-cell office:value-type="float" office:value="211.667" calcext:value-type="float">
            <text:p>211,667</text:p>
          </table:table-cell>
          <table:table-cell office:value-type="float" office:value="198.051" calcext:value-type="float">
            <text:p>198,051</text:p>
          </table:table-cell>
          <table:table-cell office:value-type="float" office:value="45.7483" calcext:value-type="float">
            <text:p>45,7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927" calcext:value-type="float">
            <text:p>2,1927</text:p>
          </table:table-cell>
          <table:table-cell office:value-type="float" office:value="273.264" calcext:value-type="float">
            <text:p>273,264</text:p>
          </table:table-cell>
          <table:table-cell office:value-type="float" office:value="403.041" calcext:value-type="float">
            <text:p>403,041</text:p>
          </table:table-cell>
          <table:table-cell office:value-type="float" office:value="325.442" calcext:value-type="float">
            <text:p>325,442</text:p>
          </table:table-cell>
          <table:table-cell office:value-type="float" office:value="3326.72" calcext:value-type="float">
            <text:p>3326,72</text:p>
          </table:table-cell>
          <table:table-cell office:value-type="float" office:value="251.035" calcext:value-type="float">
            <text:p>251,035</text:p>
          </table:table-cell>
          <table:table-cell office:value-type="float" office:value="259.654" calcext:value-type="float">
            <text:p>259,654</text:p>
          </table:table-cell>
          <table:table-cell office:value-type="float" office:value="253.023" calcext:value-type="float">
            <text:p>253,023</text:p>
          </table:table-cell>
          <table:table-cell office:value-type="float" office:value="11.188" calcext:value-type="float">
            <text:p>11,1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41" calcext:value-type="float">
            <text:p>3,241</text:p>
          </table:table-cell>
          <table:table-cell office:value-type="float" office:value="267.22" calcext:value-type="float">
            <text:p>267,22</text:p>
          </table:table-cell>
          <table:table-cell office:value-type="float" office:value="334.579" calcext:value-type="float">
            <text:p>334,579</text:p>
          </table:table-cell>
          <table:table-cell office:value-type="float" office:value="293.615" calcext:value-type="float">
            <text:p>293,615</text:p>
          </table:table-cell>
          <table:table-cell office:value-type="float" office:value="407.61" calcext:value-type="float">
            <text:p>407,61</text:p>
          </table:table-cell>
          <table:table-cell office:value-type="float" office:value="256.65" calcext:value-type="float">
            <text:p>256,65</text:p>
          </table:table-cell>
          <table:table-cell office:value-type="float" office:value="270.603" calcext:value-type="float">
            <text:p>270,603</text:p>
          </table:table-cell>
          <table:table-cell office:value-type="float" office:value="263.723" calcext:value-type="float">
            <text:p>263,723</text:p>
          </table:table-cell>
          <table:table-cell office:value-type="float" office:value="24.4876" calcext:value-type="float">
            <text:p>24,4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797" calcext:value-type="float">
            <text:p>3,2797</text:p>
          </table:table-cell>
          <table:table-cell office:value-type="float" office:value="192.714" calcext:value-type="float">
            <text:p>192,714</text:p>
          </table:table-cell>
          <table:table-cell office:value-type="float" office:value="245.943" calcext:value-type="float">
            <text:p>245,943</text:p>
          </table:table-cell>
          <table:table-cell office:value-type="float" office:value="212.568" calcext:value-type="float">
            <text:p>212,568</text:p>
          </table:table-cell>
          <table:table-cell office:value-type="float" office:value="400.323" calcext:value-type="float">
            <text:p>400,323</text:p>
          </table:table-cell>
          <table:table-cell office:value-type="float" office:value="181.552" calcext:value-type="float">
            <text:p>181,552</text:p>
          </table:table-cell>
          <table:table-cell office:value-type="float" office:value="186.872" calcext:value-type="float">
            <text:p>186,872</text:p>
          </table:table-cell>
          <table:table-cell office:value-type="float" office:value="184.482" calcext:value-type="float">
            <text:p>184,482</text:p>
          </table:table-cell>
          <table:table-cell office:value-type="float" office:value="2.35042" calcext:value-type="float">
            <text:p>2,35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796" calcext:value-type="float">
            <text:p>3,2796</text:p>
          </table:table-cell>
          <table:table-cell office:value-type="float" office:value="303.092" calcext:value-type="float">
            <text:p>303,092</text:p>
          </table:table-cell>
          <table:table-cell office:value-type="float" office:value="371.678" calcext:value-type="float">
            <text:p>371,678</text:p>
          </table:table-cell>
          <table:table-cell office:value-type="float" office:value="331.19" calcext:value-type="float">
            <text:p>331,19</text:p>
          </table:table-cell>
          <table:table-cell office:value-type="float" office:value="690.39" calcext:value-type="float">
            <text:p>690,39</text:p>
          </table:table-cell>
          <table:table-cell office:value-type="float" office:value="278.057" calcext:value-type="float">
            <text:p>278,057</text:p>
          </table:table-cell>
          <table:table-cell office:value-type="float" office:value="289.137" calcext:value-type="float">
            <text:p>289,137</text:p>
          </table:table-cell>
          <table:table-cell office:value-type="float" office:value="284.24" calcext:value-type="float">
            <text:p>284,24</text:p>
          </table:table-cell>
          <table:table-cell office:value-type="float" office:value="11.6806" calcext:value-type="float">
            <text:p>11,6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36" calcext:value-type="float">
            <text:p>3,236</text:p>
          </table:table-cell>
          <table:table-cell office:value-type="float" office:value="256.548" calcext:value-type="float">
            <text:p>256,548</text:p>
          </table:table-cell>
          <table:table-cell office:value-type="float" office:value="298.31" calcext:value-type="float">
            <text:p>298,31</text:p>
          </table:table-cell>
          <table:table-cell office:value-type="float" office:value="276.708" calcext:value-type="float">
            <text:p>276,708</text:p>
          </table:table-cell>
          <table:table-cell office:value-type="float" office:value="141.97" calcext:value-type="float">
            <text:p>141,97</text:p>
          </table:table-cell>
          <table:table-cell office:value-type="float" office:value="229.816" calcext:value-type="float">
            <text:p>229,816</text:p>
          </table:table-cell>
          <table:table-cell office:value-type="float" office:value="244.358" calcext:value-type="float">
            <text:p>244,358</text:p>
          </table:table-cell>
          <table:table-cell office:value-type="float" office:value="236.971" calcext:value-type="float">
            <text:p>236,971</text:p>
          </table:table-cell>
          <table:table-cell office:value-type="float" office:value="24.5069" calcext:value-type="float">
            <text:p>24,50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395" calcext:value-type="float">
            <text:p>4,2395</text:p>
          </table:table-cell>
          <table:table-cell office:value-type="float" office:value="309.949" calcext:value-type="float">
            <text:p>309,949</text:p>
          </table:table-cell>
          <table:table-cell office:value-type="float" office:value="401.998" calcext:value-type="float">
            <text:p>401,998</text:p>
          </table:table-cell>
          <table:table-cell office:value-type="float" office:value="334.807" calcext:value-type="float">
            <text:p>334,807</text:p>
          </table:table-cell>
          <table:table-cell office:value-type="float" office:value="640.097" calcext:value-type="float">
            <text:p>640,097</text:p>
          </table:table-cell>
          <table:table-cell office:value-type="float" office:value="287.275" calcext:value-type="float">
            <text:p>287,275</text:p>
          </table:table-cell>
          <table:table-cell office:value-type="float" office:value="300.872" calcext:value-type="float">
            <text:p>300,872</text:p>
          </table:table-cell>
          <table:table-cell office:value-type="float" office:value="291.831" calcext:value-type="float">
            <text:p>291,831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207" calcext:value-type="float">
            <text:p>4,2207</text:p>
          </table:table-cell>
          <table:table-cell office:value-type="float" office:value="256.051" calcext:value-type="float">
            <text:p>256,051</text:p>
          </table:table-cell>
          <table:table-cell office:value-type="float" office:value="326.705" calcext:value-type="float">
            <text:p>326,705</text:p>
          </table:table-cell>
          <table:table-cell office:value-type="float" office:value="277.243" calcext:value-type="float">
            <text:p>277,243</text:p>
          </table:table-cell>
          <table:table-cell office:value-type="float" office:value="573.655" calcext:value-type="float">
            <text:p>573,655</text:p>
          </table:table-cell>
          <table:table-cell office:value-type="float" office:value="244.159" calcext:value-type="float">
            <text:p>244,159</text:p>
          </table:table-cell>
          <table:table-cell office:value-type="float" office:value="267.971" calcext:value-type="float">
            <text:p>267,971</text:p>
          </table:table-cell>
          <table:table-cell office:value-type="float" office:value="253.671" calcext:value-type="float">
            <text:p>253,671</text:p>
          </table:table-cell>
          <table:table-cell office:value-type="float" office:value="54.38" calcext:value-type="float">
            <text:p>54,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167" calcext:value-type="float">
            <text:p>4,2167</text:p>
          </table:table-cell>
          <table:table-cell office:value-type="float" office:value="231.449" calcext:value-type="float">
            <text:p>231,449</text:p>
          </table:table-cell>
          <table:table-cell office:value-type="float" office:value="295.573" calcext:value-type="float">
            <text:p>295,573</text:p>
          </table:table-cell>
          <table:table-cell office:value-type="float" office:value="266.636" calcext:value-type="float">
            <text:p>266,636</text:p>
          </table:table-cell>
          <table:table-cell office:value-type="float" office:value="499.776" calcext:value-type="float">
            <text:p>499,776</text:p>
          </table:table-cell>
          <table:table-cell office:value-type="float" office:value="219.87" calcext:value-type="float">
            <text:p>219,87</text:p>
          </table:table-cell>
          <table:table-cell office:value-type="float" office:value="229.462" calcext:value-type="float">
            <text:p>229,462</text:p>
          </table:table-cell>
          <table:table-cell office:value-type="float" office:value="224.489" calcext:value-type="float">
            <text:p>224,489</text:p>
          </table:table-cell>
          <table:table-cell office:value-type="float" office:value="7.87801" calcext:value-type="float">
            <text:p>7,87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247" calcext:value-type="float">
            <text:p>4,2247</text:p>
          </table:table-cell>
          <table:table-cell office:value-type="float" office:value="237.458" calcext:value-type="float">
            <text:p>237,458</text:p>
          </table:table-cell>
          <table:table-cell office:value-type="float" office:value="290.781" calcext:value-type="float">
            <text:p>290,781</text:p>
          </table:table-cell>
          <table:table-cell office:value-type="float" office:value="252.429" calcext:value-type="float">
            <text:p>252,429</text:p>
          </table:table-cell>
          <table:table-cell office:value-type="float" office:value="201.284" calcext:value-type="float">
            <text:p>201,284</text:p>
          </table:table-cell>
          <table:table-cell office:value-type="float" office:value="224.943" calcext:value-type="float">
            <text:p>224,943</text:p>
          </table:table-cell>
          <table:table-cell office:value-type="float" office:value="234.94" calcext:value-type="float">
            <text:p>234,94</text:p>
          </table:table-cell>
          <table:table-cell office:value-type="float" office:value="228.062" calcext:value-type="float">
            <text:p>228,062</text:p>
          </table:table-cell>
          <table:table-cell office:value-type="float" office:value="9.20668" calcext:value-type="float">
            <text:p>9,206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238" calcext:value-type="float">
            <text:p>5,4238</text:p>
          </table:table-cell>
          <table:table-cell office:value-type="float" office:value="278.529" calcext:value-type="float">
            <text:p>278,529</text:p>
          </table:table-cell>
          <table:table-cell office:value-type="float" office:value="306.282" calcext:value-type="float">
            <text:p>306,282</text:p>
          </table:table-cell>
          <table:table-cell office:value-type="float" office:value="292.158" calcext:value-type="float">
            <text:p>292,158</text:p>
          </table:table-cell>
          <table:table-cell office:value-type="float" office:value="63.9777" calcext:value-type="float">
            <text:p>63,9777</text:p>
          </table:table-cell>
          <table:table-cell office:value-type="float" office:value="271.402" calcext:value-type="float">
            <text:p>271,402</text:p>
          </table:table-cell>
          <table:table-cell office:value-type="float" office:value="280.228" calcext:value-type="float">
            <text:p>280,228</text:p>
          </table:table-cell>
          <table:table-cell office:value-type="float" office:value="273.899" calcext:value-type="float">
            <text:p>273,899</text:p>
          </table:table-cell>
          <table:table-cell office:value-type="float" office:value="5.39282" calcext:value-type="float">
            <text:p>5,39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35" calcext:value-type="float">
            <text:p>5,435</text:p>
          </table:table-cell>
          <table:table-cell office:value-type="float" office:value="337.01" calcext:value-type="float">
            <text:p>337,01</text:p>
          </table:table-cell>
          <table:table-cell office:value-type="float" office:value="425.715" calcext:value-type="float">
            <text:p>425,715</text:p>
          </table:table-cell>
          <table:table-cell office:value-type="float" office:value="360.286" calcext:value-type="float">
            <text:p>360,286</text:p>
          </table:table-cell>
          <table:table-cell office:value-type="float" office:value="594.226" calcext:value-type="float">
            <text:p>594,226</text:p>
          </table:table-cell>
          <table:table-cell office:value-type="float" office:value="322.707" calcext:value-type="float">
            <text:p>322,707</text:p>
          </table:table-cell>
          <table:table-cell office:value-type="float" office:value="350.779" calcext:value-type="float">
            <text:p>350,779</text:p>
          </table:table-cell>
          <table:table-cell office:value-type="float" office:value="331.745" calcext:value-type="float">
            <text:p>331,745</text:p>
          </table:table-cell>
          <table:table-cell office:value-type="float" office:value="91.3935" calcext:value-type="float">
            <text:p>91,3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491" calcext:value-type="float">
            <text:p>5,4491</text:p>
          </table:table-cell>
          <table:table-cell office:value-type="float" office:value="307.112" calcext:value-type="float">
            <text:p>307,112</text:p>
          </table:table-cell>
          <table:table-cell office:value-type="float" office:value="360.385" calcext:value-type="float">
            <text:p>360,385</text:p>
          </table:table-cell>
          <table:table-cell office:value-type="float" office:value="329.932" calcext:value-type="float">
            <text:p>329,932</text:p>
          </table:table-cell>
          <table:table-cell office:value-type="float" office:value="406.901" calcext:value-type="float">
            <text:p>406,901</text:p>
          </table:table-cell>
          <table:table-cell office:value-type="float" office:value="290.126" calcext:value-type="float">
            <text:p>290,126</text:p>
          </table:table-cell>
          <table:table-cell office:value-type="float" office:value="311.651" calcext:value-type="float">
            <text:p>311,651</text:p>
          </table:table-cell>
          <table:table-cell office:value-type="float" office:value="298.36" calcext:value-type="float">
            <text:p>298,36</text:p>
          </table:table-cell>
          <table:table-cell office:value-type="float" office:value="34.7815" calcext:value-type="float">
            <text:p>34,7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352" calcext:value-type="float">
            <text:p>5,4352</text:p>
          </table:table-cell>
          <table:table-cell office:value-type="float" office:value="248.108" calcext:value-type="float">
            <text:p>248,108</text:p>
          </table:table-cell>
          <table:table-cell office:value-type="float" office:value="331.828" calcext:value-type="float">
            <text:p>331,828</text:p>
          </table:table-cell>
          <table:table-cell office:value-type="float" office:value="283.005" calcext:value-type="float">
            <text:p>283,005</text:p>
          </table:table-cell>
          <table:table-cell office:value-type="float" office:value="630.423" calcext:value-type="float">
            <text:p>630,423</text:p>
          </table:table-cell>
          <table:table-cell office:value-type="float" office:value="233.602" calcext:value-type="float">
            <text:p>233,602</text:p>
          </table:table-cell>
          <table:table-cell office:value-type="float" office:value="250.7" calcext:value-type="float">
            <text:p>250,7</text:p>
          </table:table-cell>
          <table:table-cell office:value-type="float" office:value="240.715" calcext:value-type="float">
            <text:p>240,715</text:p>
          </table:table-cell>
          <table:table-cell office:value-type="float" office:value="22.2768" calcext:value-type="float">
            <text:p>22,27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982" calcext:value-type="float">
            <text:p>6,7982</text:p>
          </table:table-cell>
          <table:table-cell office:value-type="float" office:value="306.681" calcext:value-type="float">
            <text:p>306,681</text:p>
          </table:table-cell>
          <table:table-cell office:value-type="float" office:value="389.267" calcext:value-type="float">
            <text:p>389,267</text:p>
          </table:table-cell>
          <table:table-cell office:value-type="float" office:value="330.438" calcext:value-type="float">
            <text:p>330,438</text:p>
          </table:table-cell>
          <table:table-cell office:value-type="float" office:value="897.436" calcext:value-type="float">
            <text:p>897,436</text:p>
          </table:table-cell>
          <table:table-cell office:value-type="float" office:value="290.915" calcext:value-type="float">
            <text:p>290,915</text:p>
          </table:table-cell>
          <table:table-cell office:value-type="float" office:value="303.275" calcext:value-type="float">
            <text:p>303,275</text:p>
          </table:table-cell>
          <table:table-cell office:value-type="float" office:value="297.214" calcext:value-type="float">
            <text:p>297,214</text:p>
          </table:table-cell>
          <table:table-cell office:value-type="float" office:value="12.4051" calcext:value-type="float">
            <text:p>12,40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422" calcext:value-type="float">
            <text:p>6,8422</text:p>
          </table:table-cell>
          <table:table-cell office:value-type="float" office:value="227.211" calcext:value-type="float">
            <text:p>227,211</text:p>
          </table:table-cell>
          <table:table-cell office:value-type="float" office:value="282.057" calcext:value-type="float">
            <text:p>282,057</text:p>
          </table:table-cell>
          <table:table-cell office:value-type="float" office:value="246.89" calcext:value-type="float">
            <text:p>246,89</text:p>
          </table:table-cell>
          <table:table-cell office:value-type="float" office:value="334.032" calcext:value-type="float">
            <text:p>334,032</text:p>
          </table:table-cell>
          <table:table-cell office:value-type="float" office:value="201.453" calcext:value-type="float">
            <text:p>201,453</text:p>
          </table:table-cell>
          <table:table-cell office:value-type="float" office:value="215.379" calcext:value-type="float">
            <text:p>215,379</text:p>
          </table:table-cell>
          <table:table-cell office:value-type="float" office:value="209.225" calcext:value-type="float">
            <text:p>209,225</text:p>
          </table:table-cell>
          <table:table-cell office:value-type="float" office:value="17.0274" calcext:value-type="float">
            <text:p>17,02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225" calcext:value-type="float">
            <text:p>6,8225</text:p>
          </table:table-cell>
          <table:table-cell office:value-type="float" office:value="274.447" calcext:value-type="float">
            <text:p>274,447</text:p>
          </table:table-cell>
          <table:table-cell office:value-type="float" office:value="366.696" calcext:value-type="float">
            <text:p>366,696</text:p>
          </table:table-cell>
          <table:table-cell office:value-type="float" office:value="296.506" calcext:value-type="float">
            <text:p>296,506</text:p>
          </table:table-cell>
          <table:table-cell office:value-type="float" office:value="637.328" calcext:value-type="float">
            <text:p>637,328</text:p>
          </table:table-cell>
          <table:table-cell office:value-type="float" office:value="270.098" calcext:value-type="float">
            <text:p>270,098</text:p>
          </table:table-cell>
          <table:table-cell office:value-type="float" office:value="276.723" calcext:value-type="float">
            <text:p>276,723</text:p>
          </table:table-cell>
          <table:table-cell office:value-type="float" office:value="273.856" calcext:value-type="float">
            <text:p>273,856</text:p>
          </table:table-cell>
          <table:table-cell office:value-type="float" office:value="5.39381" calcext:value-type="float">
            <text:p>5,39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66" calcext:value-type="float">
            <text:p>6,866</text:p>
          </table:table-cell>
          <table:table-cell office:value-type="float" office:value="293.707" calcext:value-type="float">
            <text:p>293,707</text:p>
          </table:table-cell>
          <table:table-cell office:value-type="float" office:value="390.051" calcext:value-type="float">
            <text:p>390,051</text:p>
          </table:table-cell>
          <table:table-cell office:value-type="float" office:value="321.818" calcext:value-type="float">
            <text:p>321,818</text:p>
          </table:table-cell>
          <table:table-cell office:value-type="float" office:value="951.036" calcext:value-type="float">
            <text:p>951,036</text:p>
          </table:table-cell>
          <table:table-cell office:value-type="float" office:value="267.231" calcext:value-type="float">
            <text:p>267,231</text:p>
          </table:table-cell>
          <table:table-cell office:value-type="float" office:value="287.008" calcext:value-type="float">
            <text:p>287,008</text:p>
          </table:table-cell>
          <table:table-cell office:value-type="float" office:value="274.617" calcext:value-type="float">
            <text:p>274,617</text:p>
          </table:table-cell>
          <table:table-cell office:value-type="float" office:value="29.4586" calcext:value-type="float">
            <text:p>29,458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078" calcext:value-type="float">
            <text:p>8,4078</text:p>
          </table:table-cell>
          <table:table-cell office:value-type="float" office:value="308.387" calcext:value-type="float">
            <text:p>308,387</text:p>
          </table:table-cell>
          <table:table-cell office:value-type="float" office:value="377.212" calcext:value-type="float">
            <text:p>377,212</text:p>
          </table:table-cell>
          <table:table-cell office:value-type="float" office:value="340.177" calcext:value-type="float">
            <text:p>340,177</text:p>
          </table:table-cell>
          <table:table-cell office:value-type="float" office:value="423.607" calcext:value-type="float">
            <text:p>423,607</text:p>
          </table:table-cell>
          <table:table-cell office:value-type="float" office:value="296.059" calcext:value-type="float">
            <text:p>296,059</text:p>
          </table:table-cell>
          <table:table-cell office:value-type="float" office:value="325.974" calcext:value-type="float">
            <text:p>325,974</text:p>
          </table:table-cell>
          <table:table-cell office:value-type="float" office:value="308.128" calcext:value-type="float">
            <text:p>308,128</text:p>
          </table:table-cell>
          <table:table-cell office:value-type="float" office:value="63.1491" calcext:value-type="float">
            <text:p>63,1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212" calcext:value-type="float">
            <text:p>8,4212</text:p>
          </table:table-cell>
          <table:table-cell office:value-type="float" office:value="344.966" calcext:value-type="float">
            <text:p>344,966</text:p>
          </table:table-cell>
          <table:table-cell office:value-type="float" office:value="485.214" calcext:value-type="float">
            <text:p>485,214</text:p>
          </table:table-cell>
          <table:table-cell office:value-type="float" office:value="387.151" calcext:value-type="float">
            <text:p>387,151</text:p>
          </table:table-cell>
          <table:table-cell office:value-type="float" office:value="2011.92" calcext:value-type="float">
            <text:p>2011,92</text:p>
          </table:table-cell>
          <table:table-cell office:value-type="float" office:value="332.15" calcext:value-type="float">
            <text:p>332,15</text:p>
          </table:table-cell>
          <table:table-cell office:value-type="float" office:value="343.995" calcext:value-type="float">
            <text:p>343,995</text:p>
          </table:table-cell>
          <table:table-cell office:value-type="float" office:value="339.455" calcext:value-type="float">
            <text:p>339,455</text:p>
          </table:table-cell>
          <table:table-cell office:value-type="float" office:value="12.0516" calcext:value-type="float">
            <text:p>12,0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5286" calcext:value-type="float">
            <text:p>8,5286</text:p>
          </table:table-cell>
          <table:table-cell office:value-type="float" office:value="330.406" calcext:value-type="float">
            <text:p>330,406</text:p>
          </table:table-cell>
          <table:table-cell office:value-type="float" office:value="435.042" calcext:value-type="float">
            <text:p>435,042</text:p>
          </table:table-cell>
          <table:table-cell office:value-type="float" office:value="368.198" calcext:value-type="float">
            <text:p>368,198</text:p>
          </table:table-cell>
          <table:table-cell office:value-type="float" office:value="1398.53" calcext:value-type="float">
            <text:p>1398,53</text:p>
          </table:table-cell>
          <table:table-cell office:value-type="float" office:value="315.371" calcext:value-type="float">
            <text:p>315,371</text:p>
          </table:table-cell>
          <table:table-cell office:value-type="float" office:value="339.651" calcext:value-type="float">
            <text:p>339,651</text:p>
          </table:table-cell>
          <table:table-cell office:value-type="float" office:value="325.344" calcext:value-type="float">
            <text:p>325,344</text:p>
          </table:table-cell>
          <table:table-cell office:value-type="float" office:value="53.916" calcext:value-type="float">
            <text:p>53,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5793" calcext:value-type="float">
            <text:p>8,5793</text:p>
          </table:table-cell>
          <table:table-cell office:value-type="float" office:value="323.993" calcext:value-type="float">
            <text:p>323,993</text:p>
          </table:table-cell>
          <table:table-cell office:value-type="float" office:value="391.929" calcext:value-type="float">
            <text:p>391,929</text:p>
          </table:table-cell>
          <table:table-cell office:value-type="float" office:value="355.863" calcext:value-type="float">
            <text:p>355,863</text:p>
          </table:table-cell>
          <table:table-cell office:value-type="float" office:value="535.765" calcext:value-type="float">
            <text:p>535,765</text:p>
          </table:table-cell>
          <table:table-cell office:value-type="float" office:value="297.951" calcext:value-type="float">
            <text:p>297,951</text:p>
          </table:table-cell>
          <table:table-cell office:value-type="float" office:value="312.708" calcext:value-type="float">
            <text:p>312,708</text:p>
          </table:table-cell>
          <table:table-cell office:value-type="float" office:value="306.132" calcext:value-type="float">
            <text:p>306,132</text:p>
          </table:table-cell>
          <table:table-cell office:value-type="float" office:value="22.7725" calcext:value-type="float">
            <text:p>22,77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625" calcext:value-type="float">
            <text:p>10,2625</text:p>
          </table:table-cell>
          <table:table-cell office:value-type="float" office:value="297.814" calcext:value-type="float">
            <text:p>297,814</text:p>
          </table:table-cell>
          <table:table-cell office:value-type="float" office:value="371.137" calcext:value-type="float">
            <text:p>371,137</text:p>
          </table:table-cell>
          <table:table-cell office:value-type="float" office:value="335.897" calcext:value-type="float">
            <text:p>335,897</text:p>
          </table:table-cell>
          <table:table-cell office:value-type="float" office:value="433.033" calcext:value-type="float">
            <text:p>433,033</text:p>
          </table:table-cell>
          <table:table-cell office:value-type="float" office:value="280.464" calcext:value-type="float">
            <text:p>280,464</text:p>
          </table:table-cell>
          <table:table-cell office:value-type="float" office:value="295.027" calcext:value-type="float">
            <text:p>295,027</text:p>
          </table:table-cell>
          <table:table-cell office:value-type="float" office:value="286.337" calcext:value-type="float">
            <text:p>286,337</text:p>
          </table:table-cell>
          <table:table-cell office:value-type="float" office:value="24.4115" calcext:value-type="float">
            <text:p>24,4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974" calcext:value-type="float">
            <text:p>10,0974</text:p>
          </table:table-cell>
          <table:table-cell office:value-type="float" office:value="191.412" calcext:value-type="float">
            <text:p>191,412</text:p>
          </table:table-cell>
          <table:table-cell office:value-type="float" office:value="214.139" calcext:value-type="float">
            <text:p>214,139</text:p>
          </table:table-cell>
          <table:table-cell office:value-type="float" office:value="197.854" calcext:value-type="float">
            <text:p>197,854</text:p>
          </table:table-cell>
          <table:table-cell office:value-type="float" office:value="35.2661" calcext:value-type="float">
            <text:p>35,2661</text:p>
          </table:table-cell>
          <table:table-cell office:value-type="float" office:value="179.252" calcext:value-type="float">
            <text:p>179,252</text:p>
          </table:table-cell>
          <table:table-cell office:value-type="float" office:value="187.456" calcext:value-type="float">
            <text:p>187,456</text:p>
          </table:table-cell>
          <table:table-cell office:value-type="float" office:value="183.363" calcext:value-type="float">
            <text:p>183,363</text:p>
          </table:table-cell>
          <table:table-cell office:value-type="float" office:value="6.30703" calcext:value-type="float">
            <text:p>6,30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1183" calcext:value-type="float">
            <text:p>10,1183</text:p>
          </table:table-cell>
          <table:table-cell office:value-type="float" office:value="328.536" calcext:value-type="float">
            <text:p>328,536</text:p>
          </table:table-cell>
          <table:table-cell office:value-type="float" office:value="395.808" calcext:value-type="float">
            <text:p>395,808</text:p>
          </table:table-cell>
          <table:table-cell office:value-type="float" office:value="366.974" calcext:value-type="float">
            <text:p>366,974</text:p>
          </table:table-cell>
          <table:table-cell office:value-type="float" office:value="366.525" calcext:value-type="float">
            <text:p>366,525</text:p>
          </table:table-cell>
          <table:table-cell office:value-type="float" office:value="313.385" calcext:value-type="float">
            <text:p>313,385</text:p>
          </table:table-cell>
          <table:table-cell office:value-type="float" office:value="323.388" calcext:value-type="float">
            <text:p>323,388</text:p>
          </table:table-cell>
          <table:table-cell office:value-type="float" office:value="317.85" calcext:value-type="float">
            <text:p>317,85</text:p>
          </table:table-cell>
          <table:table-cell office:value-type="float" office:value="11.4445" calcext:value-type="float">
            <text:p>11,4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703" calcext:value-type="float">
            <text:p>10,0703</text:p>
          </table:table-cell>
          <table:table-cell office:value-type="float" office:value="417.391" calcext:value-type="float">
            <text:p>417,391</text:p>
          </table:table-cell>
          <table:table-cell office:value-type="float" office:value="598.82" calcext:value-type="float">
            <text:p>598,82</text:p>
          </table:table-cell>
          <table:table-cell office:value-type="float" office:value="522.589" calcext:value-type="float">
            <text:p>522,589</text:p>
          </table:table-cell>
          <table:table-cell office:value-type="float" office:value="4832.16" calcext:value-type="float">
            <text:p>4832,16</text:p>
          </table:table-cell>
          <table:table-cell office:value-type="float" office:value="410.736" calcext:value-type="float">
            <text:p>410,736</text:p>
          </table:table-cell>
          <table:table-cell office:value-type="float" office:value="429.422" calcext:value-type="float">
            <text:p>429,422</text:p>
          </table:table-cell>
          <table:table-cell office:value-type="float" office:value="417.72" calcext:value-type="float">
            <text:p>417,72</text:p>
          </table:table-cell>
          <table:table-cell office:value-type="float" office:value="30.0465" calcext:value-type="float">
            <text:p>30,04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195" calcext:value-type="float">
            <text:p>11,6195</text:p>
          </table:table-cell>
          <table:table-cell office:value-type="float" office:value="352.279" calcext:value-type="float">
            <text:p>352,279</text:p>
          </table:table-cell>
          <table:table-cell office:value-type="float" office:value="414.637" calcext:value-type="float">
            <text:p>414,637</text:p>
          </table:table-cell>
          <table:table-cell office:value-type="float" office:value="380.661" calcext:value-type="float">
            <text:p>380,661</text:p>
          </table:table-cell>
          <table:table-cell office:value-type="float" office:value="294.483" calcext:value-type="float">
            <text:p>294,483</text:p>
          </table:table-cell>
          <table:table-cell office:value-type="float" office:value="336.101" calcext:value-type="float">
            <text:p>336,101</text:p>
          </table:table-cell>
          <table:table-cell office:value-type="float" office:value="351.983" calcext:value-type="float">
            <text:p>351,983</text:p>
          </table:table-cell>
          <table:table-cell office:value-type="float" office:value="342.089" calcext:value-type="float">
            <text:p>342,089</text:p>
          </table:table-cell>
          <table:table-cell office:value-type="float" office:value="20.5628" calcext:value-type="float">
            <text:p>20,5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357" calcext:value-type="float">
            <text:p>11,7357</text:p>
          </table:table-cell>
          <table:table-cell office:value-type="float" office:value="269.05" calcext:value-type="float">
            <text:p>269,05</text:p>
          </table:table-cell>
          <table:table-cell office:value-type="float" office:value="310.203" calcext:value-type="float">
            <text:p>310,203</text:p>
          </table:table-cell>
          <table:table-cell office:value-type="float" office:value="286.857" calcext:value-type="float">
            <text:p>286,857</text:p>
          </table:table-cell>
          <table:table-cell office:value-type="float" office:value="204.65" calcext:value-type="float">
            <text:p>204,65</text:p>
          </table:table-cell>
          <table:table-cell office:value-type="float" office:value="252.929" calcext:value-type="float">
            <text:p>252,929</text:p>
          </table:table-cell>
          <table:table-cell office:value-type="float" office:value="274.127" calcext:value-type="float">
            <text:p>274,127</text:p>
          </table:table-cell>
          <table:table-cell office:value-type="float" office:value="264.662" calcext:value-type="float">
            <text:p>264,662</text:p>
          </table:table-cell>
          <table:table-cell office:value-type="float" office:value="54.6394" calcext:value-type="float">
            <text:p>54,6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988" calcext:value-type="float">
            <text:p>11,6988</text:p>
          </table:table-cell>
          <table:table-cell office:value-type="float" office:value="401.684" calcext:value-type="float">
            <text:p>401,684</text:p>
          </table:table-cell>
          <table:table-cell office:value-type="float" office:value="462.998" calcext:value-type="float">
            <text:p>462,998</text:p>
          </table:table-cell>
          <table:table-cell office:value-type="float" office:value="429.79" calcext:value-type="float">
            <text:p>429,79</text:p>
          </table:table-cell>
          <table:table-cell office:value-type="float" office:value="387.172" calcext:value-type="float">
            <text:p>387,172</text:p>
          </table:table-cell>
          <table:table-cell office:value-type="float" office:value="377.171" calcext:value-type="float">
            <text:p>377,171</text:p>
          </table:table-cell>
          <table:table-cell office:value-type="float" office:value="400.765" calcext:value-type="float">
            <text:p>400,765</text:p>
          </table:table-cell>
          <table:table-cell office:value-type="float" office:value="384.638" calcext:value-type="float">
            <text:p>384,638</text:p>
          </table:table-cell>
          <table:table-cell office:value-type="float" office:value="55.6496" calcext:value-type="float">
            <text:p>55,6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6638" calcext:value-type="float">
            <text:p>11,6638</text:p>
          </table:table-cell>
          <table:table-cell office:value-type="float" office:value="388.964" calcext:value-type="float">
            <text:p>388,964</text:p>
          </table:table-cell>
          <table:table-cell office:value-type="float" office:value="490.385" calcext:value-type="float">
            <text:p>490,385</text:p>
          </table:table-cell>
          <table:table-cell office:value-type="float" office:value="428.669" calcext:value-type="float">
            <text:p>428,669</text:p>
          </table:table-cell>
          <table:table-cell office:value-type="float" office:value="1430.69" calcext:value-type="float">
            <text:p>1430,69</text:p>
          </table:table-cell>
          <table:table-cell office:value-type="float" office:value="367.522" calcext:value-type="float">
            <text:p>367,522</text:p>
          </table:table-cell>
          <table:table-cell office:value-type="float" office:value="387.479" calcext:value-type="float">
            <text:p>387,479</text:p>
          </table:table-cell>
          <table:table-cell office:value-type="float" office:value="376.056" calcext:value-type="float">
            <text:p>376,056</text:p>
          </table:table-cell>
          <table:table-cell office:value-type="float" office:value="34.1587" calcext:value-type="float">
            <text:p>34,1587</text:p>
          </table:table-cell>
        </table:table-row>
      </table:table>
      <table:table table:name="line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 SA</text:p>
          </table:table-cell>
          <table:table-cell office:value-type="string" calcext:value-type="string">
            <text:p>Worst Val SA</text:p>
          </table:table-cell>
          <table:table-cell office:value-type="string" calcext:value-type="string">
            <text:p>Average SA</text:p>
          </table:table-cell>
          <table:table-cell office:value-type="string" calcext:value-type="string">
            <text:p>Varianza SA</text:p>
          </table:table-cell>
          <table:table-cell office:value-type="string" calcext:value-type="string">
            <text:p>Best tot</text:p>
          </table:table-cell>
          <table:table-cell office:value-type="string" calcext:value-type="string">
            <text:p>Worst tot</text:p>
          </table:table-cell>
          <table:table-cell office:value-type="string" calcext:value-type="string">
            <text:p>Average tot</text:p>
          </table:table-cell>
          <table:table-cell office:value-type="string" calcext:value-type="string">
            <text:p>Varianza to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77" calcext:value-type="float">
            <text:p>0,6177</text:p>
          </table:table-cell>
          <table:table-cell office:value-type="float" office:value="159.218" calcext:value-type="float">
            <text:p>159,218</text:p>
          </table:table-cell>
          <table:table-cell office:value-type="float" office:value="241.342" calcext:value-type="float">
            <text:p>241,342</text:p>
          </table:table-cell>
          <table:table-cell office:value-type="float" office:value="209.691" calcext:value-type="float">
            <text:p>209,691</text:p>
          </table:table-cell>
          <table:table-cell office:value-type="float" office:value="745.113" calcext:value-type="float">
            <text:p>745,113</text:p>
          </table:table-cell>
          <table:table-cell table:number-columns-repeated="3" office:value-type="float" office:value="159.218" calcext:value-type="float">
            <text:p>159,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38" calcext:value-type="float">
            <text:p>0,6138</text:p>
          </table:table-cell>
          <table:table-cell office:value-type="float" office:value="291.641" calcext:value-type="float">
            <text:p>291,641</text:p>
          </table:table-cell>
          <table:table-cell office:value-type="float" office:value="388.131" calcext:value-type="float">
            <text:p>388,131</text:p>
          </table:table-cell>
          <table:table-cell office:value-type="float" office:value="351.725" calcext:value-type="float">
            <text:p>351,725</text:p>
          </table:table-cell>
          <table:table-cell office:value-type="float" office:value="1008.49" calcext:value-type="float">
            <text:p>1008,49</text:p>
          </table:table-cell>
          <table:table-cell table:number-columns-repeated="3" office:value-type="float" office:value="288.51" calcext:value-type="float">
            <text:p>288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46" calcext:value-type="float">
            <text:p>0,6146</text:p>
          </table:table-cell>
          <table:table-cell office:value-type="float" office:value="311.086" calcext:value-type="float">
            <text:p>311,086</text:p>
          </table:table-cell>
          <table:table-cell office:value-type="float" office:value="376.74" calcext:value-type="float">
            <text:p>376,74</text:p>
          </table:table-cell>
          <table:table-cell office:value-type="float" office:value="335.157" calcext:value-type="float">
            <text:p>335,157</text:p>
          </table:table-cell>
          <table:table-cell office:value-type="float" office:value="266.631" calcext:value-type="float">
            <text:p>266,631</text:p>
          </table:table-cell>
          <table:table-cell table:number-columns-repeated="3" office:value-type="float" office:value="261.339" calcext:value-type="float">
            <text:p>261,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88" calcext:value-type="float">
            <text:p>0,6188</text:p>
          </table:table-cell>
          <table:table-cell office:value-type="float" office:value="209.73" calcext:value-type="float">
            <text:p>209,73</text:p>
          </table:table-cell>
          <table:table-cell office:value-type="float" office:value="252.171" calcext:value-type="float">
            <text:p>252,171</text:p>
          </table:table-cell>
          <table:table-cell office:value-type="float" office:value="230.652" calcext:value-type="float">
            <text:p>230,652</text:p>
          </table:table-cell>
          <table:table-cell office:value-type="float" office:value="180.186" calcext:value-type="float">
            <text:p>180,186</text:p>
          </table:table-cell>
          <table:table-cell office:value-type="float" office:value="209.73" calcext:value-type="float">
            <text:p>209,73</text:p>
          </table:table-cell>
          <table:table-cell office:value-type="float" office:value="219.333" calcext:value-type="float">
            <text:p>219,333</text:p>
          </table:table-cell>
          <table:table-cell office:value-type="float" office:value="211.651" calcext:value-type="float">
            <text:p>211,651</text:p>
          </table:table-cell>
          <table:table-cell office:value-type="float" office:value="14.7545" calcext:value-type="float">
            <text:p>14,754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92" calcext:value-type="float">
            <text:p>1,3392</text:p>
          </table:table-cell>
          <table:table-cell office:value-type="float" office:value="345.823" calcext:value-type="float">
            <text:p>345,823</text:p>
          </table:table-cell>
          <table:table-cell office:value-type="float" office:value="420.306" calcext:value-type="float">
            <text:p>420,306</text:p>
          </table:table-cell>
          <table:table-cell office:value-type="float" office:value="379.336" calcext:value-type="float">
            <text:p>379,336</text:p>
          </table:table-cell>
          <table:table-cell office:value-type="float" office:value="654.814" calcext:value-type="float">
            <text:p>654,814</text:p>
          </table:table-cell>
          <table:table-cell office:value-type="float" office:value="319.623" calcext:value-type="float">
            <text:p>319,623</text:p>
          </table:table-cell>
          <table:table-cell office:value-type="float" office:value="323.408" calcext:value-type="float">
            <text:p>323,408</text:p>
          </table:table-cell>
          <table:table-cell office:value-type="float" office:value="320.568" calcext:value-type="float">
            <text:p>320,568</text:p>
          </table:table-cell>
          <table:table-cell office:value-type="float" office:value="1.08911" calcext:value-type="float">
            <text:p>1,08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31" calcext:value-type="float">
            <text:p>1,3431</text:p>
          </table:table-cell>
          <table:table-cell office:value-type="float" office:value="253.507" calcext:value-type="float">
            <text:p>253,507</text:p>
          </table:table-cell>
          <table:table-cell office:value-type="float" office:value="357.772" calcext:value-type="float">
            <text:p>357,772</text:p>
          </table:table-cell>
          <table:table-cell office:value-type="float" office:value="292.799" calcext:value-type="float">
            <text:p>292,799</text:p>
          </table:table-cell>
          <table:table-cell office:value-type="float" office:value="1560.07" calcext:value-type="float">
            <text:p>1560,07</text:p>
          </table:table-cell>
          <table:table-cell table:number-columns-repeated="3" office:value-type="float" office:value="229.684" calcext:value-type="float">
            <text:p>229,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08" calcext:value-type="float">
            <text:p>1,3608</text:p>
          </table:table-cell>
          <table:table-cell office:value-type="float" office:value="404.032" calcext:value-type="float">
            <text:p>404,032</text:p>
          </table:table-cell>
          <table:table-cell office:value-type="float" office:value="517.658" calcext:value-type="float">
            <text:p>517,658</text:p>
          </table:table-cell>
          <table:table-cell office:value-type="float" office:value="460.552" calcext:value-type="float">
            <text:p>460,552</text:p>
          </table:table-cell>
          <table:table-cell office:value-type="float" office:value="1085.52" calcext:value-type="float">
            <text:p>1085,52</text:p>
          </table:table-cell>
          <table:table-cell table:number-columns-repeated="3" office:value-type="float" office:value="367.093" calcext:value-type="float">
            <text:p>367,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542" calcext:value-type="float">
            <text:p>1,3542</text:p>
          </table:table-cell>
          <table:table-cell office:value-type="float" office:value="341.753" calcext:value-type="float">
            <text:p>341,753</text:p>
          </table:table-cell>
          <table:table-cell office:value-type="float" office:value="479.506" calcext:value-type="float">
            <text:p>479,506</text:p>
          </table:table-cell>
          <table:table-cell office:value-type="float" office:value="431.254" calcext:value-type="float">
            <text:p>431,254</text:p>
          </table:table-cell>
          <table:table-cell office:value-type="float" office:value="1306.56" calcext:value-type="float">
            <text:p>1306,56</text:p>
          </table:table-cell>
          <table:table-cell office:value-type="float" office:value="326.201" calcext:value-type="float">
            <text:p>326,201</text:p>
          </table:table-cell>
          <table:table-cell office:value-type="float" office:value="342.197" calcext:value-type="float">
            <text:p>342,197</text:p>
          </table:table-cell>
          <table:table-cell office:value-type="float" office:value="332.436" calcext:value-type="float">
            <text:p>332,436</text:p>
          </table:table-cell>
          <table:table-cell office:value-type="float" office:value="22.5255" calcext:value-type="float">
            <text:p>22,525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217" calcext:value-type="float">
            <text:p>2,2217</text:p>
          </table:table-cell>
          <table:table-cell office:value-type="float" office:value="427.316" calcext:value-type="float">
            <text:p>427,316</text:p>
          </table:table-cell>
          <table:table-cell office:value-type="float" office:value="509.183" calcext:value-type="float">
            <text:p>509,183</text:p>
          </table:table-cell>
          <table:table-cell office:value-type="float" office:value="458.317" calcext:value-type="float">
            <text:p>458,317</text:p>
          </table:table-cell>
          <table:table-cell office:value-type="float" office:value="703.772" calcext:value-type="float">
            <text:p>703,772</text:p>
          </table:table-cell>
          <table:table-cell office:value-type="float" office:value="369.053" calcext:value-type="float">
            <text:p>369,053</text:p>
          </table:table-cell>
          <table:table-cell office:value-type="float" office:value="389.53" calcext:value-type="float">
            <text:p>389,53</text:p>
          </table:table-cell>
          <table:table-cell office:value-type="float" office:value="377.942" calcext:value-type="float">
            <text:p>377,942</text:p>
          </table:table-cell>
          <table:table-cell office:value-type="float" office:value="89.8115" calcext:value-type="float">
            <text:p>89,8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196" calcext:value-type="float">
            <text:p>2,2196</text:p>
          </table:table-cell>
          <table:table-cell office:value-type="float" office:value="539.556" calcext:value-type="float">
            <text:p>539,556</text:p>
          </table:table-cell>
          <table:table-cell office:value-type="float" office:value="626.256" calcext:value-type="float">
            <text:p>626,256</text:p>
          </table:table-cell>
          <table:table-cell office:value-type="float" office:value="582.668" calcext:value-type="float">
            <text:p>582,668</text:p>
          </table:table-cell>
          <table:table-cell office:value-type="float" office:value="1146.81" calcext:value-type="float">
            <text:p>1146,81</text:p>
          </table:table-cell>
          <table:table-cell office:value-type="float" office:value="454.781" calcext:value-type="float">
            <text:p>454,781</text:p>
          </table:table-cell>
          <table:table-cell office:value-type="float" office:value="482.232" calcext:value-type="float">
            <text:p>482,232</text:p>
          </table:table-cell>
          <table:table-cell office:value-type="float" office:value="465.414" calcext:value-type="float">
            <text:p>465,414</text:p>
          </table:table-cell>
          <table:table-cell office:value-type="float" office:value="169.8" calcext:value-type="float">
            <text:p>169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025" calcext:value-type="float">
            <text:p>2,2025</text:p>
          </table:table-cell>
          <table:table-cell office:value-type="float" office:value="334.058" calcext:value-type="float">
            <text:p>334,058</text:p>
          </table:table-cell>
          <table:table-cell office:value-type="float" office:value="504.101" calcext:value-type="float">
            <text:p>504,101</text:p>
          </table:table-cell>
          <table:table-cell office:value-type="float" office:value="408.725" calcext:value-type="float">
            <text:p>408,725</text:p>
          </table:table-cell>
          <table:table-cell office:value-type="float" office:value="2735.12" calcext:value-type="float">
            <text:p>2735,12</text:p>
          </table:table-cell>
          <table:table-cell table:number-columns-repeated="3" office:value-type="float" office:value="333.605" calcext:value-type="float">
            <text:p>333,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025" calcext:value-type="float">
            <text:p>2,2025</text:p>
          </table:table-cell>
          <table:table-cell office:value-type="float" office:value="382.76" calcext:value-type="float">
            <text:p>382,76</text:p>
          </table:table-cell>
          <table:table-cell office:value-type="float" office:value="448.948" calcext:value-type="float">
            <text:p>448,948</text:p>
          </table:table-cell>
          <table:table-cell office:value-type="float" office:value="408.531" calcext:value-type="float">
            <text:p>408,531</text:p>
          </table:table-cell>
          <table:table-cell office:value-type="float" office:value="441.225" calcext:value-type="float">
            <text:p>441,225</text:p>
          </table:table-cell>
          <table:table-cell office:value-type="float" office:value="318.679" calcext:value-type="float">
            <text:p>318,679</text:p>
          </table:table-cell>
          <table:table-cell office:value-type="float" office:value="342.704" calcext:value-type="float">
            <text:p>342,704</text:p>
          </table:table-cell>
          <table:table-cell office:value-type="float" office:value="328.798" calcext:value-type="float">
            <text:p>328,798</text:p>
          </table:table-cell>
          <table:table-cell office:value-type="float" office:value="75.0572" calcext:value-type="float">
            <text:p>75,05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791" calcext:value-type="float">
            <text:p>3,1791</text:p>
          </table:table-cell>
          <table:table-cell office:value-type="float" office:value="418.037" calcext:value-type="float">
            <text:p>418,037</text:p>
          </table:table-cell>
          <table:table-cell office:value-type="float" office:value="510.823" calcext:value-type="float">
            <text:p>510,823</text:p>
          </table:table-cell>
          <table:table-cell office:value-type="float" office:value="463.684" calcext:value-type="float">
            <text:p>463,684</text:p>
          </table:table-cell>
          <table:table-cell office:value-type="float" office:value="586.395" calcext:value-type="float">
            <text:p>586,395</text:p>
          </table:table-cell>
          <table:table-cell office:value-type="float" office:value="401.964" calcext:value-type="float">
            <text:p>401,964</text:p>
          </table:table-cell>
          <table:table-cell office:value-type="float" office:value="425.79" calcext:value-type="float">
            <text:p>425,79</text:p>
          </table:table-cell>
          <table:table-cell office:value-type="float" office:value="408.926" calcext:value-type="float">
            <text:p>408,926</text:p>
          </table:table-cell>
          <table:table-cell office:value-type="float" office:value="81.037" calcext:value-type="float">
            <text:p>81,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845" calcext:value-type="float">
            <text:p>3,1845</text:p>
          </table:table-cell>
          <table:table-cell office:value-type="float" office:value="395.193" calcext:value-type="float">
            <text:p>395,193</text:p>
          </table:table-cell>
          <table:table-cell office:value-type="float" office:value="444.065" calcext:value-type="float">
            <text:p>444,065</text:p>
          </table:table-cell>
          <table:table-cell office:value-type="float" office:value="418.217" calcext:value-type="float">
            <text:p>418,217</text:p>
          </table:table-cell>
          <table:table-cell office:value-type="float" office:value="246.954" calcext:value-type="float">
            <text:p>246,954</text:p>
          </table:table-cell>
          <table:table-cell table:number-columns-repeated="3" office:value-type="float" office:value="283.883" calcext:value-type="float">
            <text:p>283,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643" calcext:value-type="float">
            <text:p>3,1643</text:p>
          </table:table-cell>
          <table:table-cell office:value-type="float" office:value="236.657" calcext:value-type="float">
            <text:p>236,657</text:p>
          </table:table-cell>
          <table:table-cell office:value-type="float" office:value="306.863" calcext:value-type="float">
            <text:p>306,863</text:p>
          </table:table-cell>
          <table:table-cell office:value-type="float" office:value="276.462" calcext:value-type="float">
            <text:p>276,462</text:p>
          </table:table-cell>
          <table:table-cell office:value-type="float" office:value="590.616" calcext:value-type="float">
            <text:p>590,616</text:p>
          </table:table-cell>
          <table:table-cell office:value-type="float" office:value="217.522" calcext:value-type="float">
            <text:p>217,522</text:p>
          </table:table-cell>
          <table:table-cell office:value-type="float" office:value="217.974" calcext:value-type="float">
            <text:p>217,974</text:p>
          </table:table-cell>
          <table:table-cell office:value-type="float" office:value="217.658" calcext:value-type="float">
            <text:p>217,658</text:p>
          </table:table-cell>
          <table:table-cell office:value-type="float" office:value="0.0429958" calcext:value-type="float">
            <text:p>0,0429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687" calcext:value-type="float">
            <text:p>3,1687</text:p>
          </table:table-cell>
          <table:table-cell office:value-type="float" office:value="384.388" calcext:value-type="float">
            <text:p>384,388</text:p>
          </table:table-cell>
          <table:table-cell office:value-type="float" office:value="506.917" calcext:value-type="float">
            <text:p>506,917</text:p>
          </table:table-cell>
          <table:table-cell office:value-type="float" office:value="461.415" calcext:value-type="float">
            <text:p>461,415</text:p>
          </table:table-cell>
          <table:table-cell office:value-type="float" office:value="1522.09" calcext:value-type="float">
            <text:p>1522,09</text:p>
          </table:table-cell>
          <table:table-cell office:value-type="float" office:value="329.906" calcext:value-type="float">
            <text:p>329,906</text:p>
          </table:table-cell>
          <table:table-cell office:value-type="float" office:value="331.722" calcext:value-type="float">
            <text:p>331,722</text:p>
          </table:table-cell>
          <table:table-cell office:value-type="float" office:value="330.588" calcext:value-type="float">
            <text:p>330,588</text:p>
          </table:table-cell>
          <table:table-cell office:value-type="float" office:value="0.53372" calcext:value-type="float">
            <text:p>0,533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639" calcext:value-type="float">
            <text:p>4,2639</text:p>
          </table:table-cell>
          <table:table-cell office:value-type="float" office:value="337.199" calcext:value-type="float">
            <text:p>337,199</text:p>
          </table:table-cell>
          <table:table-cell office:value-type="float" office:value="398.456" calcext:value-type="float">
            <text:p>398,456</text:p>
          </table:table-cell>
          <table:table-cell office:value-type="float" office:value="364.536" calcext:value-type="float">
            <text:p>364,536</text:p>
          </table:table-cell>
          <table:table-cell office:value-type="float" office:value="272.971" calcext:value-type="float">
            <text:p>272,971</text:p>
          </table:table-cell>
          <table:table-cell office:value-type="float" office:value="286.163" calcext:value-type="float">
            <text:p>286,163</text:p>
          </table:table-cell>
          <table:table-cell office:value-type="float" office:value="321.849" calcext:value-type="float">
            <text:p>321,849</text:p>
          </table:table-cell>
          <table:table-cell office:value-type="float" office:value="290.014" calcext:value-type="float">
            <text:p>290,014</text:p>
          </table:table-cell>
          <table:table-cell office:value-type="float" office:value="112.719" calcext:value-type="float">
            <text:p>112,7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672" calcext:value-type="float">
            <text:p>4,2672</text:p>
          </table:table-cell>
          <table:table-cell office:value-type="float" office:value="249.351" calcext:value-type="float">
            <text:p>249,351</text:p>
          </table:table-cell>
          <table:table-cell office:value-type="float" office:value="347.06" calcext:value-type="float">
            <text:p>347,06</text:p>
          </table:table-cell>
          <table:table-cell office:value-type="float" office:value="320.37" calcext:value-type="float">
            <text:p>320,37</text:p>
          </table:table-cell>
          <table:table-cell office:value-type="float" office:value="1001.12" calcext:value-type="float">
            <text:p>1001,12</text:p>
          </table:table-cell>
          <table:table-cell office:value-type="float" office:value="248.204" calcext:value-type="float">
            <text:p>248,204</text:p>
          </table:table-cell>
          <table:table-cell office:value-type="float" office:value="278.331" calcext:value-type="float">
            <text:p>278,331</text:p>
          </table:table-cell>
          <table:table-cell office:value-type="float" office:value="251.422" calcext:value-type="float">
            <text:p>251,422</text:p>
          </table:table-cell>
          <table:table-cell office:value-type="float" office:value="80.826" calcext:value-type="float">
            <text:p>80,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641" calcext:value-type="float">
            <text:p>4,2641</text:p>
          </table:table-cell>
          <table:table-cell office:value-type="float" office:value="353.22" calcext:value-type="float">
            <text:p>353,22</text:p>
          </table:table-cell>
          <table:table-cell office:value-type="float" office:value="459.18" calcext:value-type="float">
            <text:p>459,18</text:p>
          </table:table-cell>
          <table:table-cell office:value-type="float" office:value="405.16" calcext:value-type="float">
            <text:p>405,16</text:p>
          </table:table-cell>
          <table:table-cell office:value-type="float" office:value="833.221" calcext:value-type="float">
            <text:p>833,221</text:p>
          </table:table-cell>
          <table:table-cell office:value-type="float" office:value="323.377" calcext:value-type="float">
            <text:p>323,377</text:p>
          </table:table-cell>
          <table:table-cell office:value-type="float" office:value="326.336" calcext:value-type="float">
            <text:p>326,336</text:p>
          </table:table-cell>
          <table:table-cell office:value-type="float" office:value="323.838" calcext:value-type="float">
            <text:p>323,838</text:p>
          </table:table-cell>
          <table:table-cell office:value-type="float" office:value="0.717776" calcext:value-type="float">
            <text:p>0,7177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766" calcext:value-type="float">
            <text:p>4,2766</text:p>
          </table:table-cell>
          <table:table-cell office:value-type="float" office:value="410.392" calcext:value-type="float">
            <text:p>410,392</text:p>
          </table:table-cell>
          <table:table-cell office:value-type="float" office:value="483.541" calcext:value-type="float">
            <text:p>483,541</text:p>
          </table:table-cell>
          <table:table-cell office:value-type="float" office:value="450" calcext:value-type="float">
            <text:p>450</text:p>
          </table:table-cell>
          <table:table-cell office:value-type="float" office:value="794.037" calcext:value-type="float">
            <text:p>794,037</text:p>
          </table:table-cell>
          <table:table-cell office:value-type="float" office:value="376.656" calcext:value-type="float">
            <text:p>376,656</text:p>
          </table:table-cell>
          <table:table-cell office:value-type="float" office:value="392.603" calcext:value-type="float">
            <text:p>392,603</text:p>
          </table:table-cell>
          <table:table-cell office:value-type="float" office:value="383.524" calcext:value-type="float">
            <text:p>383,524</text:p>
          </table:table-cell>
          <table:table-cell office:value-type="float" office:value="26.849" calcext:value-type="float">
            <text:p>26,8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418" calcext:value-type="float">
            <text:p>5,6418</text:p>
          </table:table-cell>
          <table:table-cell office:value-type="float" office:value="359.942" calcext:value-type="float">
            <text:p>359,942</text:p>
          </table:table-cell>
          <table:table-cell office:value-type="float" office:value="416.925" calcext:value-type="float">
            <text:p>416,925</text:p>
          </table:table-cell>
          <table:table-cell office:value-type="float" office:value="391.2" calcext:value-type="float">
            <text:p>391,2</text:p>
          </table:table-cell>
          <table:table-cell office:value-type="float" office:value="424.105" calcext:value-type="float">
            <text:p>424,105</text:p>
          </table:table-cell>
          <table:table-cell office:value-type="float" office:value="324.177" calcext:value-type="float">
            <text:p>324,177</text:p>
          </table:table-cell>
          <table:table-cell office:value-type="float" office:value="341.765" calcext:value-type="float">
            <text:p>341,765</text:p>
          </table:table-cell>
          <table:table-cell office:value-type="float" office:value="331.383" calcext:value-type="float">
            <text:p>331,383</text:p>
          </table:table-cell>
          <table:table-cell office:value-type="float" office:value="25.5321" calcext:value-type="float">
            <text:p>25,5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774" calcext:value-type="float">
            <text:p>5,6774</text:p>
          </table:table-cell>
          <table:table-cell office:value-type="float" office:value="345.605" calcext:value-type="float">
            <text:p>345,605</text:p>
          </table:table-cell>
          <table:table-cell office:value-type="float" office:value="460.257" calcext:value-type="float">
            <text:p>460,257</text:p>
          </table:table-cell>
          <table:table-cell office:value-type="float" office:value="403.388" calcext:value-type="float">
            <text:p>403,388</text:p>
          </table:table-cell>
          <table:table-cell office:value-type="float" office:value="1474.93" calcext:value-type="float">
            <text:p>1474,93</text:p>
          </table:table-cell>
          <table:table-cell office:value-type="float" office:value="305.244" calcext:value-type="float">
            <text:p>305,244</text:p>
          </table:table-cell>
          <table:table-cell office:value-type="float" office:value="307.267" calcext:value-type="float">
            <text:p>307,267</text:p>
          </table:table-cell>
          <table:table-cell office:value-type="float" office:value="305.736" calcext:value-type="float">
            <text:p>305,736</text:p>
          </table:table-cell>
          <table:table-cell office:value-type="float" office:value="0.454789" calcext:value-type="float">
            <text:p>0,454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6328" calcext:value-type="float">
            <text:p>5,6328</text:p>
          </table:table-cell>
          <table:table-cell office:value-type="float" office:value="418.927" calcext:value-type="float">
            <text:p>418,927</text:p>
          </table:table-cell>
          <table:table-cell office:value-type="float" office:value="560.527" calcext:value-type="float">
            <text:p>560,527</text:p>
          </table:table-cell>
          <table:table-cell office:value-type="float" office:value="492.945" calcext:value-type="float">
            <text:p>492,945</text:p>
          </table:table-cell>
          <table:table-cell office:value-type="float" office:value="1450.75" calcext:value-type="float">
            <text:p>1450,75</text:p>
          </table:table-cell>
          <table:table-cell office:value-type="float" office:value="380.62" calcext:value-type="float">
            <text:p>380,62</text:p>
          </table:table-cell>
          <table:table-cell office:value-type="float" office:value="389.46" calcext:value-type="float">
            <text:p>389,46</text:p>
          </table:table-cell>
          <table:table-cell office:value-type="float" office:value="383.574" calcext:value-type="float">
            <text:p>383,574</text:p>
          </table:table-cell>
          <table:table-cell office:value-type="float" office:value="6.96771" calcext:value-type="float">
            <text:p>6,967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188" calcext:value-type="float">
            <text:p>5,6188</text:p>
          </table:table-cell>
          <table:table-cell office:value-type="float" office:value="402.293" calcext:value-type="float">
            <text:p>402,293</text:p>
          </table:table-cell>
          <table:table-cell office:value-type="float" office:value="544.172" calcext:value-type="float">
            <text:p>544,172</text:p>
          </table:table-cell>
          <table:table-cell office:value-type="float" office:value="473.415" calcext:value-type="float">
            <text:p>473,415</text:p>
          </table:table-cell>
          <table:table-cell office:value-type="float" office:value="1510.63" calcext:value-type="float">
            <text:p>1510,63</text:p>
          </table:table-cell>
          <table:table-cell office:value-type="float" office:value="396.103" calcext:value-type="float">
            <text:p>396,103</text:p>
          </table:table-cell>
          <table:table-cell office:value-type="float" office:value="430.376" calcext:value-type="float">
            <text:p>430,376</text:p>
          </table:table-cell>
          <table:table-cell office:value-type="float" office:value="409.734" calcext:value-type="float">
            <text:p>409,734</text:p>
          </table:table-cell>
          <table:table-cell office:value-type="float" office:value="95.5685" calcext:value-type="float">
            <text:p>95,568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847" calcext:value-type="float">
            <text:p>6,7847</text:p>
          </table:table-cell>
          <table:table-cell office:value-type="float" office:value="454.6" calcext:value-type="float">
            <text:p>454,6</text:p>
          </table:table-cell>
          <table:table-cell office:value-type="float" office:value="592.311" calcext:value-type="float">
            <text:p>592,311</text:p>
          </table:table-cell>
          <table:table-cell office:value-type="float" office:value="517.272" calcext:value-type="float">
            <text:p>517,272</text:p>
          </table:table-cell>
          <table:table-cell office:value-type="float" office:value="1710.18" calcext:value-type="float">
            <text:p>1710,18</text:p>
          </table:table-cell>
          <table:table-cell office:value-type="float" office:value="399.93" calcext:value-type="float">
            <text:p>399,93</text:p>
          </table:table-cell>
          <table:table-cell office:value-type="float" office:value="433.738" calcext:value-type="float">
            <text:p>433,738</text:p>
          </table:table-cell>
          <table:table-cell office:value-type="float" office:value="417.856" calcext:value-type="float">
            <text:p>417,856</text:p>
          </table:table-cell>
          <table:table-cell office:value-type="float" office:value="151.056" calcext:value-type="float">
            <text:p>151,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505" calcext:value-type="float">
            <text:p>6,8505</text:p>
          </table:table-cell>
          <table:table-cell office:value-type="float" office:value="350.288" calcext:value-type="float">
            <text:p>350,288</text:p>
          </table:table-cell>
          <table:table-cell office:value-type="float" office:value="498.029" calcext:value-type="float">
            <text:p>498,029</text:p>
          </table:table-cell>
          <table:table-cell office:value-type="float" office:value="414.724" calcext:value-type="float">
            <text:p>414,724</text:p>
          </table:table-cell>
          <table:table-cell office:value-type="float" office:value="1812.23" calcext:value-type="float">
            <text:p>1812,23</text:p>
          </table:table-cell>
          <table:table-cell office:value-type="float" office:value="313.276" calcext:value-type="float">
            <text:p>313,276</text:p>
          </table:table-cell>
          <table:table-cell office:value-type="float" office:value="340.584" calcext:value-type="float">
            <text:p>340,584</text:p>
          </table:table-cell>
          <table:table-cell office:value-type="float" office:value="327.108" calcext:value-type="float">
            <text:p>327,108</text:p>
          </table:table-cell>
          <table:table-cell office:value-type="float" office:value="94.059" calcext:value-type="float">
            <text:p>94,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7995" calcext:value-type="float">
            <text:p>6,7995</text:p>
          </table:table-cell>
          <table:table-cell office:value-type="float" office:value="454.191" calcext:value-type="float">
            <text:p>454,191</text:p>
          </table:table-cell>
          <table:table-cell office:value-type="float" office:value="574.683" calcext:value-type="float">
            <text:p>574,683</text:p>
          </table:table-cell>
          <table:table-cell office:value-type="float" office:value="511.743" calcext:value-type="float">
            <text:p>511,743</text:p>
          </table:table-cell>
          <table:table-cell office:value-type="float" office:value="1167.18" calcext:value-type="float">
            <text:p>1167,18</text:p>
          </table:table-cell>
          <table:table-cell office:value-type="float" office:value="431.462" calcext:value-type="float">
            <text:p>431,462</text:p>
          </table:table-cell>
          <table:table-cell office:value-type="float" office:value="475.194" calcext:value-type="float">
            <text:p>475,194</text:p>
          </table:table-cell>
          <table:table-cell office:value-type="float" office:value="449.937" calcext:value-type="float">
            <text:p>449,937</text:p>
          </table:table-cell>
          <table:table-cell office:value-type="float" office:value="203.068" calcext:value-type="float">
            <text:p>203,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114" calcext:value-type="float">
            <text:p>6,8114</text:p>
          </table:table-cell>
          <table:table-cell office:value-type="float" office:value="422.794" calcext:value-type="float">
            <text:p>422,794</text:p>
          </table:table-cell>
          <table:table-cell office:value-type="float" office:value="469.817" calcext:value-type="float">
            <text:p>469,817</text:p>
          </table:table-cell>
          <table:table-cell office:value-type="float" office:value="445.124" calcext:value-type="float">
            <text:p>445,124</text:p>
          </table:table-cell>
          <table:table-cell office:value-type="float" office:value="182.634" calcext:value-type="float">
            <text:p>182,634</text:p>
          </table:table-cell>
          <table:table-cell office:value-type="float" office:value="365.656" calcext:value-type="float">
            <text:p>365,656</text:p>
          </table:table-cell>
          <table:table-cell office:value-type="float" office:value="420.209" calcext:value-type="float">
            <text:p>420,209</text:p>
          </table:table-cell>
          <table:table-cell office:value-type="float" office:value="383.776" calcext:value-type="float">
            <text:p>383,776</text:p>
          </table:table-cell>
          <table:table-cell office:value-type="float" office:value="227.84" calcext:value-type="float">
            <text:p>227,8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294" calcext:value-type="float">
            <text:p>8,3294</text:p>
          </table:table-cell>
          <table:table-cell office:value-type="float" office:value="426.34" calcext:value-type="float">
            <text:p>426,34</text:p>
          </table:table-cell>
          <table:table-cell office:value-type="float" office:value="504.464" calcext:value-type="float">
            <text:p>504,464</text:p>
          </table:table-cell>
          <table:table-cell office:value-type="float" office:value="461.377" calcext:value-type="float">
            <text:p>461,377</text:p>
          </table:table-cell>
          <table:table-cell office:value-type="float" office:value="456.766" calcext:value-type="float">
            <text:p>456,766</text:p>
          </table:table-cell>
          <table:table-cell office:value-type="float" office:value="345.949" calcext:value-type="float">
            <text:p>345,949</text:p>
          </table:table-cell>
          <table:table-cell office:value-type="float" office:value="362.355" calcext:value-type="float">
            <text:p>362,355</text:p>
          </table:table-cell>
          <table:table-cell office:value-type="float" office:value="353.514" calcext:value-type="float">
            <text:p>353,514</text:p>
          </table:table-cell>
          <table:table-cell office:value-type="float" office:value="25.5451" calcext:value-type="float">
            <text:p>25,5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164" calcext:value-type="float">
            <text:p>8,3164</text:p>
          </table:table-cell>
          <table:table-cell office:value-type="float" office:value="398.378" calcext:value-type="float">
            <text:p>398,378</text:p>
          </table:table-cell>
          <table:table-cell office:value-type="float" office:value="589.857" calcext:value-type="float">
            <text:p>589,857</text:p>
          </table:table-cell>
          <table:table-cell office:value-type="float" office:value="506.759" calcext:value-type="float">
            <text:p>506,759</text:p>
          </table:table-cell>
          <table:table-cell office:value-type="float" office:value="3943.29" calcext:value-type="float">
            <text:p>3943,29</text:p>
          </table:table-cell>
          <table:table-cell office:value-type="float" office:value="388.86" calcext:value-type="float">
            <text:p>388,86</text:p>
          </table:table-cell>
          <table:table-cell office:value-type="float" office:value="416.804" calcext:value-type="float">
            <text:p>416,804</text:p>
          </table:table-cell>
          <table:table-cell office:value-type="float" office:value="397.919" calcext:value-type="float">
            <text:p>397,919</text:p>
          </table:table-cell>
          <table:table-cell office:value-type="float" office:value="70.9097" calcext:value-type="float">
            <text:p>70,9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4918" calcext:value-type="float">
            <text:p>8,4918</text:p>
          </table:table-cell>
          <table:table-cell office:value-type="float" office:value="344.88" calcext:value-type="float">
            <text:p>344,88</text:p>
          </table:table-cell>
          <table:table-cell office:value-type="float" office:value="401.446" calcext:value-type="float">
            <text:p>401,446</text:p>
          </table:table-cell>
          <table:table-cell office:value-type="float" office:value="374.186" calcext:value-type="float">
            <text:p>374,186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08.113" calcext:value-type="float">
            <text:p>308,113</text:p>
          </table:table-cell>
          <table:table-cell office:value-type="float" office:value="336.224" calcext:value-type="float">
            <text:p>336,224</text:p>
          </table:table-cell>
          <table:table-cell office:value-type="float" office:value="318.289" calcext:value-type="float">
            <text:p>318,289</text:p>
          </table:table-cell>
          <table:table-cell office:value-type="float" office:value="63.2716" calcext:value-type="float">
            <text:p>63,27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254" calcext:value-type="float">
            <text:p>8,3254</text:p>
          </table:table-cell>
          <table:table-cell office:value-type="float" office:value="311.25" calcext:value-type="float">
            <text:p>311,25</text:p>
          </table:table-cell>
          <table:table-cell office:value-type="float" office:value="407.28" calcext:value-type="float">
            <text:p>407,28</text:p>
          </table:table-cell>
          <table:table-cell office:value-type="float" office:value="355.707" calcext:value-type="float">
            <text:p>355,707</text:p>
          </table:table-cell>
          <table:table-cell office:value-type="float" office:value="879.461" calcext:value-type="float">
            <text:p>879,461</text:p>
          </table:table-cell>
          <table:table-cell office:value-type="float" office:value="293.083" calcext:value-type="float">
            <text:p>293,083</text:p>
          </table:table-cell>
          <table:table-cell office:value-type="float" office:value="309.151" calcext:value-type="float">
            <text:p>309,151</text:p>
          </table:table-cell>
          <table:table-cell office:value-type="float" office:value="299.44" calcext:value-type="float">
            <text:p>299,44</text:p>
          </table:table-cell>
          <table:table-cell office:value-type="float" office:value="29.1546" calcext:value-type="float">
            <text:p>29,15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92" calcext:value-type="float">
            <text:p>9,7992</text:p>
          </table:table-cell>
          <table:table-cell office:value-type="float" office:value="348.201" calcext:value-type="float">
            <text:p>348,201</text:p>
          </table:table-cell>
          <table:table-cell office:value-type="float" office:value="431.702" calcext:value-type="float">
            <text:p>431,702</text:p>
          </table:table-cell>
          <table:table-cell office:value-type="float" office:value="378.07" calcext:value-type="float">
            <text:p>378,07</text:p>
          </table:table-cell>
          <table:table-cell office:value-type="float" office:value="676.421" calcext:value-type="float">
            <text:p>676,421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35.926" calcext:value-type="float">
            <text:p>335,926</text:p>
          </table:table-cell>
          <table:table-cell office:value-type="float" office:value="314.119" calcext:value-type="float">
            <text:p>314,119</text:p>
          </table:table-cell>
          <table:table-cell office:value-type="float" office:value="177.547" calcext:value-type="float">
            <text:p>177,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683" calcext:value-type="float">
            <text:p>9,7683</text:p>
          </table:table-cell>
          <table:table-cell office:value-type="float" office:value="503.342" calcext:value-type="float">
            <text:p>503,342</text:p>
          </table:table-cell>
          <table:table-cell office:value-type="float" office:value="625.094" calcext:value-type="float">
            <text:p>625,094</text:p>
          </table:table-cell>
          <table:table-cell office:value-type="float" office:value="548.337" calcext:value-type="float">
            <text:p>548,337</text:p>
          </table:table-cell>
          <table:table-cell office:value-type="float" office:value="1163.97" calcext:value-type="float">
            <text:p>1163,97</text:p>
          </table:table-cell>
          <table:table-cell office:value-type="float" office:value="478.513" calcext:value-type="float">
            <text:p>478,513</text:p>
          </table:table-cell>
          <table:table-cell office:value-type="float" office:value="483.818" calcext:value-type="float">
            <text:p>483,818</text:p>
          </table:table-cell>
          <table:table-cell office:value-type="float" office:value="480.652" calcext:value-type="float">
            <text:p>480,652</text:p>
          </table:table-cell>
          <table:table-cell office:value-type="float" office:value="5.00489" calcext:value-type="float">
            <text:p>5,00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902" calcext:value-type="float">
            <text:p>9,7902</text:p>
          </table:table-cell>
          <table:table-cell office:value-type="float" office:value="515.612" calcext:value-type="float">
            <text:p>515,612</text:p>
          </table:table-cell>
          <table:table-cell office:value-type="float" office:value="620.267" calcext:value-type="float">
            <text:p>620,267</text:p>
          </table:table-cell>
          <table:table-cell office:value-type="float" office:value="589.534" calcext:value-type="float">
            <text:p>589,534</text:p>
          </table:table-cell>
          <table:table-cell office:value-type="float" office:value="897.127" calcext:value-type="float">
            <text:p>897,127</text:p>
          </table:table-cell>
          <table:table-cell office:value-type="float" office:value="436.637" calcext:value-type="float">
            <text:p>436,637</text:p>
          </table:table-cell>
          <table:table-cell office:value-type="float" office:value="444.84" calcext:value-type="float">
            <text:p>444,84</text:p>
          </table:table-cell>
          <table:table-cell office:value-type="float" office:value="441.728" calcext:value-type="float">
            <text:p>441,728</text:p>
          </table:table-cell>
          <table:table-cell office:value-type="float" office:value="8.02826" calcext:value-type="float">
            <text:p>8,02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847" calcext:value-type="float">
            <text:p>9,9847</text:p>
          </table:table-cell>
          <table:table-cell office:value-type="float" office:value="373.05" calcext:value-type="float">
            <text:p>373,05</text:p>
          </table:table-cell>
          <table:table-cell office:value-type="float" office:value="430.155" calcext:value-type="float">
            <text:p>430,155</text:p>
          </table:table-cell>
          <table:table-cell office:value-type="float" office:value="408.661" calcext:value-type="float">
            <text:p>408,661</text:p>
          </table:table-cell>
          <table:table-cell office:value-type="float" office:value="276.14" calcext:value-type="float">
            <text:p>276,14</text:p>
          </table:table-cell>
          <table:table-cell office:value-type="float" office:value="313.67" calcext:value-type="float">
            <text:p>313,67</text:p>
          </table:table-cell>
          <table:table-cell office:value-type="float" office:value="315.557" calcext:value-type="float">
            <text:p>315,557</text:p>
          </table:table-cell>
          <table:table-cell office:value-type="float" office:value="314.596" calcext:value-type="float">
            <text:p>314,596</text:p>
          </table:table-cell>
          <table:table-cell office:value-type="float" office:value="0.2787" calcext:value-type="float">
            <text:p>0,278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712" calcext:value-type="float">
            <text:p>11,6712</text:p>
          </table:table-cell>
          <table:table-cell office:value-type="float" office:value="405.915" calcext:value-type="float">
            <text:p>405,915</text:p>
          </table:table-cell>
          <table:table-cell office:value-type="float" office:value="491.726" calcext:value-type="float">
            <text:p>491,726</text:p>
          </table:table-cell>
          <table:table-cell office:value-type="float" office:value="453.888" calcext:value-type="float">
            <text:p>453,888</text:p>
          </table:table-cell>
          <table:table-cell office:value-type="float" office:value="697.794" calcext:value-type="float">
            <text:p>697,794</text:p>
          </table:table-cell>
          <table:table-cell office:value-type="float" office:value="366.82" calcext:value-type="float">
            <text:p>366,82</text:p>
          </table:table-cell>
          <table:table-cell office:value-type="float" office:value="397.589" calcext:value-type="float">
            <text:p>397,589</text:p>
          </table:table-cell>
          <table:table-cell office:value-type="float" office:value="382.878" calcext:value-type="float">
            <text:p>382,878</text:p>
          </table:table-cell>
          <table:table-cell office:value-type="float" office:value="105.662" calcext:value-type="float">
            <text:p>105,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6189" calcext:value-type="float">
            <text:p>11,6189</text:p>
          </table:table-cell>
          <table:table-cell office:value-type="float" office:value="403.469" calcext:value-type="float">
            <text:p>403,469</text:p>
          </table:table-cell>
          <table:table-cell office:value-type="float" office:value="532.691" calcext:value-type="float">
            <text:p>532,691</text:p>
          </table:table-cell>
          <table:table-cell office:value-type="float" office:value="463.637" calcext:value-type="float">
            <text:p>463,637</text:p>
          </table:table-cell>
          <table:table-cell office:value-type="float" office:value="1151.12" calcext:value-type="float">
            <text:p>1151,12</text:p>
          </table:table-cell>
          <table:table-cell office:value-type="float" office:value="393.798" calcext:value-type="float">
            <text:p>393,798</text:p>
          </table:table-cell>
          <table:table-cell office:value-type="float" office:value="404.724" calcext:value-type="float">
            <text:p>404,724</text:p>
          </table:table-cell>
          <table:table-cell office:value-type="float" office:value="399.129" calcext:value-type="float">
            <text:p>399,129</text:p>
          </table:table-cell>
          <table:table-cell office:value-type="float" office:value="7.003" calcext:value-type="float">
            <text:p>7,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357.205" calcext:value-type="float">
            <text:p>357,205</text:p>
          </table:table-cell>
          <table:table-cell office:value-type="float" office:value="515.359" calcext:value-type="float">
            <text:p>515,359</text:p>
          </table:table-cell>
          <table:table-cell office:value-type="float" office:value="458.223" calcext:value-type="float">
            <text:p>458,223</text:p>
          </table:table-cell>
          <table:table-cell office:value-type="float" office:value="2181.94" calcext:value-type="float">
            <text:p>2181,94</text:p>
          </table:table-cell>
          <table:table-cell table:number-columns-repeated="3" office:value-type="float" office:value="320.892" calcext:value-type="float">
            <text:p>320,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095" calcext:value-type="float">
            <text:p>11,3095</text:p>
          </table:table-cell>
          <table:table-cell office:value-type="float" office:value="467.386" calcext:value-type="float">
            <text:p>467,386</text:p>
          </table:table-cell>
          <table:table-cell office:value-type="float" office:value="534.088" calcext:value-type="float">
            <text:p>534,088</text:p>
          </table:table-cell>
          <table:table-cell office:value-type="float" office:value="488.137" calcext:value-type="float">
            <text:p>488,137</text:p>
          </table:table-cell>
          <table:table-cell office:value-type="float" office:value="488.21" calcext:value-type="float">
            <text:p>488,21</text:p>
          </table:table-cell>
          <table:table-cell office:value-type="float" office:value="416.123" calcext:value-type="float">
            <text:p>416,123</text:p>
          </table:table-cell>
          <table:table-cell office:value-type="float" office:value="442.467" calcext:value-type="float">
            <text:p>442,467</text:p>
          </table:table-cell>
          <table:table-cell office:value-type="float" office:value="428.494" calcext:value-type="float">
            <text:p>428,494</text:p>
          </table:table-cell>
          <table:table-cell office:value-type="float" office:value="49.1833" calcext:value-type="float">
            <text:p>49,1833</text:p>
          </table:table-cell>
        </table:table-row>
      </table:table>
      <table:table table:name="circle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 SA</text:p>
          </table:table-cell>
          <table:table-cell office:value-type="string" calcext:value-type="string">
            <text:p>Worst Val SA</text:p>
          </table:table-cell>
          <table:table-cell office:value-type="string" calcext:value-type="string">
            <text:p>Average SA</text:p>
          </table:table-cell>
          <table:table-cell office:value-type="string" calcext:value-type="string">
            <text:p>Varianza SA</text:p>
          </table:table-cell>
          <table:table-cell office:value-type="string" calcext:value-type="string">
            <text:p>Best tot</text:p>
          </table:table-cell>
          <table:table-cell office:value-type="string" calcext:value-type="string">
            <text:p>Worst tot</text:p>
          </table:table-cell>
          <table:table-cell office:value-type="string" calcext:value-type="string">
            <text:p>Average tot</text:p>
          </table:table-cell>
          <table:table-cell office:value-type="string" calcext:value-type="string">
            <text:p>Varianza to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7" calcext:value-type="float">
            <text:p>0,5977</text:p>
          </table:table-cell>
          <table:table-cell office:value-type="float" office:value="225.682" calcext:value-type="float">
            <text:p>225,682</text:p>
          </table:table-cell>
          <table:table-cell office:value-type="float" office:value="255.281" calcext:value-type="float">
            <text:p>255,281</text:p>
          </table:table-cell>
          <table:table-cell office:value-type="float" office:value="236.227" calcext:value-type="float">
            <text:p>236,227</text:p>
          </table:table-cell>
          <table:table-cell office:value-type="float" office:value="95.0777" calcext:value-type="float">
            <text:p>95,0777</text:p>
          </table:table-cell>
          <table:table-cell office:value-type="float" office:value="225.682" calcext:value-type="float">
            <text:p>225,682</text:p>
          </table:table-cell>
          <table:table-cell office:value-type="float" office:value="230.377" calcext:value-type="float">
            <text:p>230,377</text:p>
          </table:table-cell>
          <table:table-cell office:value-type="float" office:value="226.152" calcext:value-type="float">
            <text:p>226,152</text:p>
          </table:table-cell>
          <table:table-cell office:value-type="float" office:value="1.98363" calcext:value-type="float">
            <text:p>1,98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4" calcext:value-type="float">
            <text:p>0,614</text:p>
          </table:table-cell>
          <table:table-cell office:value-type="float" office:value="247.148" calcext:value-type="float">
            <text:p>247,148</text:p>
          </table:table-cell>
          <table:table-cell office:value-type="float" office:value="290.492" calcext:value-type="float">
            <text:p>290,492</text:p>
          </table:table-cell>
          <table:table-cell office:value-type="float" office:value="267.54" calcext:value-type="float">
            <text:p>267,54</text:p>
          </table:table-cell>
          <table:table-cell office:value-type="float" office:value="228.381" calcext:value-type="float">
            <text:p>228,381</text:p>
          </table:table-cell>
          <table:table-cell office:value-type="float" office:value="229.968" calcext:value-type="float">
            <text:p>229,968</text:p>
          </table:table-cell>
          <table:table-cell office:value-type="float" office:value="248.811" calcext:value-type="float">
            <text:p>248,811</text:p>
          </table:table-cell>
          <table:table-cell office:value-type="float" office:value="233.736" calcext:value-type="float">
            <text:p>233,736</text:p>
          </table:table-cell>
          <table:table-cell office:value-type="float" office:value="56.8071" calcext:value-type="float">
            <text:p>56,8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83" calcext:value-type="float">
            <text:p>0,6283</text:p>
          </table:table-cell>
          <table:table-cell office:value-type="float" office:value="164.808" calcext:value-type="float">
            <text:p>164,808</text:p>
          </table:table-cell>
          <table:table-cell office:value-type="float" office:value="244.346" calcext:value-type="float">
            <text:p>244,346</text:p>
          </table:table-cell>
          <table:table-cell office:value-type="float" office:value="218.113" calcext:value-type="float">
            <text:p>218,113</text:p>
          </table:table-cell>
          <table:table-cell office:value-type="float" office:value="507.403" calcext:value-type="float">
            <text:p>507,403</text:p>
          </table:table-cell>
          <table:table-cell table:number-columns-repeated="3" office:value-type="float" office:value="151.944" calcext:value-type="float">
            <text:p>151,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56" calcext:value-type="float">
            <text:p>0,6156</text:p>
          </table:table-cell>
          <table:table-cell office:value-type="float" office:value="98.2724" calcext:value-type="float">
            <text:p>98,2724</text:p>
          </table:table-cell>
          <table:table-cell office:value-type="float" office:value="122.763" calcext:value-type="float">
            <text:p>122,763</text:p>
          </table:table-cell>
          <table:table-cell office:value-type="float" office:value="104.238" calcext:value-type="float">
            <text:p>104,238</text:p>
          </table:table-cell>
          <table:table-cell office:value-type="float" office:value="55.9859" calcext:value-type="float">
            <text:p>55,9859</text:p>
          </table:table-cell>
          <table:table-cell table:number-columns-repeated="3" office:value-type="float" office:value="98.1439" calcext:value-type="float">
            <text:p>98,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218" calcext:value-type="float">
            <text:p>1,3218</text:p>
          </table:table-cell>
          <table:table-cell office:value-type="float" office:value="316.725" calcext:value-type="float">
            <text:p>316,725</text:p>
          </table:table-cell>
          <table:table-cell office:value-type="float" office:value="402.864" calcext:value-type="float">
            <text:p>402,864</text:p>
          </table:table-cell>
          <table:table-cell office:value-type="float" office:value="353.571" calcext:value-type="float">
            <text:p>353,571</text:p>
          </table:table-cell>
          <table:table-cell office:value-type="float" office:value="481.302" calcext:value-type="float">
            <text:p>481,302</text:p>
          </table:table-cell>
          <table:table-cell office:value-type="float" office:value="264.681" calcext:value-type="float">
            <text:p>264,681</text:p>
          </table:table-cell>
          <table:table-cell office:value-type="float" office:value="270.269" calcext:value-type="float">
            <text:p>270,269</text:p>
          </table:table-cell>
          <table:table-cell office:value-type="float" office:value="269.152" calcext:value-type="float">
            <text:p>269,152</text:p>
          </table:table-cell>
          <table:table-cell office:value-type="float" office:value="4.99669" calcext:value-type="float">
            <text:p>4,99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6" calcext:value-type="float">
            <text:p>1,346</text:p>
          </table:table-cell>
          <table:table-cell office:value-type="float" office:value="291.711" calcext:value-type="float">
            <text:p>291,711</text:p>
          </table:table-cell>
          <table:table-cell office:value-type="float" office:value="345.783" calcext:value-type="float">
            <text:p>345,783</text:p>
          </table:table-cell>
          <table:table-cell office:value-type="float" office:value="318.892" calcext:value-type="float">
            <text:p>318,892</text:p>
          </table:table-cell>
          <table:table-cell office:value-type="float" office:value="332.906" calcext:value-type="float">
            <text:p>332,906</text:p>
          </table:table-cell>
          <table:table-cell office:value-type="float" office:value="238.428" calcext:value-type="float">
            <text:p>238,428</text:p>
          </table:table-cell>
          <table:table-cell office:value-type="float" office:value="267.911" calcext:value-type="float">
            <text:p>267,911</text:p>
          </table:table-cell>
          <table:table-cell office:value-type="float" office:value="250.485" calcext:value-type="float">
            <text:p>250,485</text:p>
          </table:table-cell>
          <table:table-cell office:value-type="float" office:value="190.304" calcext:value-type="float">
            <text:p>190,3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095" calcext:value-type="float">
            <text:p>1,3095</text:p>
          </table:table-cell>
          <table:table-cell office:value-type="float" office:value="296.645" calcext:value-type="float">
            <text:p>296,645</text:p>
          </table:table-cell>
          <table:table-cell office:value-type="float" office:value="381.977" calcext:value-type="float">
            <text:p>381,977</text:p>
          </table:table-cell>
          <table:table-cell office:value-type="float" office:value="351.295" calcext:value-type="float">
            <text:p>351,295</text:p>
          </table:table-cell>
          <table:table-cell office:value-type="float" office:value="634.356" calcext:value-type="float">
            <text:p>634,356</text:p>
          </table:table-cell>
          <table:table-cell table:number-columns-repeated="3" office:value-type="float" office:value="258.023" calcext:value-type="float">
            <text:p>258,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57" calcext:value-type="float">
            <text:p>1,2957</text:p>
          </table:table-cell>
          <table:table-cell office:value-type="float" office:value="407.031" calcext:value-type="float">
            <text:p>407,031</text:p>
          </table:table-cell>
          <table:table-cell office:value-type="float" office:value="450.634" calcext:value-type="float">
            <text:p>450,634</text:p>
          </table:table-cell>
          <table:table-cell office:value-type="float" office:value="429.859" calcext:value-type="float">
            <text:p>429,859</text:p>
          </table:table-cell>
          <table:table-cell office:value-type="float" office:value="186.441" calcext:value-type="float">
            <text:p>186,441</text:p>
          </table:table-cell>
          <table:table-cell office:value-type="float" office:value="373.909" calcext:value-type="float">
            <text:p>373,909</text:p>
          </table:table-cell>
          <table:table-cell office:value-type="float" office:value="396.324" calcext:value-type="float">
            <text:p>396,324</text:p>
          </table:table-cell>
          <table:table-cell office:value-type="float" office:value="385.054" calcext:value-type="float">
            <text:p>385,054</text:p>
          </table:table-cell>
          <table:table-cell office:value-type="float" office:value="46.7798" calcext:value-type="float">
            <text:p>46,77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233" calcext:value-type="float">
            <text:p>2,1233</text:p>
          </table:table-cell>
          <table:table-cell office:value-type="float" office:value="433.808" calcext:value-type="float">
            <text:p>433,808</text:p>
          </table:table-cell>
          <table:table-cell office:value-type="float" office:value="529.676" calcext:value-type="float">
            <text:p>529,676</text:p>
          </table:table-cell>
          <table:table-cell office:value-type="float" office:value="494.041" calcext:value-type="float">
            <text:p>494,041</text:p>
          </table:table-cell>
          <table:table-cell office:value-type="float" office:value="699.422" calcext:value-type="float">
            <text:p>699,422</text:p>
          </table:table-cell>
          <table:table-cell office:value-type="float" office:value="408.485" calcext:value-type="float">
            <text:p>408,485</text:p>
          </table:table-cell>
          <table:table-cell office:value-type="float" office:value="451.55" calcext:value-type="float">
            <text:p>451,55</text:p>
          </table:table-cell>
          <table:table-cell office:value-type="float" office:value="421.254" calcext:value-type="float">
            <text:p>421,254</text:p>
          </table:table-cell>
          <table:table-cell office:value-type="float" office:value="222.206" calcext:value-type="float">
            <text:p>222,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231" calcext:value-type="float">
            <text:p>2,1231</text:p>
          </table:table-cell>
          <table:table-cell office:value-type="float" office:value="392.097" calcext:value-type="float">
            <text:p>392,097</text:p>
          </table:table-cell>
          <table:table-cell office:value-type="float" office:value="495.506" calcext:value-type="float">
            <text:p>495,506</text:p>
          </table:table-cell>
          <table:table-cell office:value-type="float" office:value="448.733" calcext:value-type="float">
            <text:p>448,733</text:p>
          </table:table-cell>
          <table:table-cell office:value-type="float" office:value="1337.87" calcext:value-type="float">
            <text:p>1337,87</text:p>
          </table:table-cell>
          <table:table-cell office:value-type="float" office:value="380.674" calcext:value-type="float">
            <text:p>380,674</text:p>
          </table:table-cell>
          <table:table-cell office:value-type="float" office:value="395.185" calcext:value-type="float">
            <text:p>395,185</text:p>
          </table:table-cell>
          <table:table-cell office:value-type="float" office:value="386.168" calcext:value-type="float">
            <text:p>386,168</text:p>
          </table:table-cell>
          <table:table-cell office:value-type="float" office:value="22.7962" calcext:value-type="float">
            <text:p>22,7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264" calcext:value-type="float">
            <text:p>2,1264</text:p>
          </table:table-cell>
          <table:table-cell office:value-type="float" office:value="402.433" calcext:value-type="float">
            <text:p>402,433</text:p>
          </table:table-cell>
          <table:table-cell office:value-type="float" office:value="517.717" calcext:value-type="float">
            <text:p>517,717</text:p>
          </table:table-cell>
          <table:table-cell office:value-type="float" office:value="461.922" calcext:value-type="float">
            <text:p>461,922</text:p>
          </table:table-cell>
          <table:table-cell office:value-type="float" office:value="1495.45" calcext:value-type="float">
            <text:p>1495,45</text:p>
          </table:table-cell>
          <table:table-cell office:value-type="float" office:value="390.255" calcext:value-type="float">
            <text:p>390,255</text:p>
          </table:table-cell>
          <table:table-cell office:value-type="float" office:value="416.005" calcext:value-type="float">
            <text:p>416,005</text:p>
          </table:table-cell>
          <table:table-cell office:value-type="float" office:value="401.585" calcext:value-type="float">
            <text:p>401,585</text:p>
          </table:table-cell>
          <table:table-cell office:value-type="float" office:value="62.3555" calcext:value-type="float">
            <text:p>62,3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1" calcext:value-type="float">
            <text:p>2,111</text:p>
          </table:table-cell>
          <table:table-cell office:value-type="float" office:value="257.915" calcext:value-type="float">
            <text:p>257,915</text:p>
          </table:table-cell>
          <table:table-cell office:value-type="float" office:value="306.929" calcext:value-type="float">
            <text:p>306,929</text:p>
          </table:table-cell>
          <table:table-cell office:value-type="float" office:value="277.852" calcext:value-type="float">
            <text:p>277,852</text:p>
          </table:table-cell>
          <table:table-cell office:value-type="float" office:value="183.287" calcext:value-type="float">
            <text:p>183,287</text:p>
          </table:table-cell>
          <table:table-cell office:value-type="float" office:value="249.951" calcext:value-type="float">
            <text:p>249,951</text:p>
          </table:table-cell>
          <table:table-cell office:value-type="float" office:value="270.685" calcext:value-type="float">
            <text:p>270,685</text:p>
          </table:table-cell>
          <table:table-cell office:value-type="float" office:value="258.209" calcext:value-type="float">
            <text:p>258,209</text:p>
          </table:table-cell>
          <table:table-cell office:value-type="float" office:value="45.5857" calcext:value-type="float">
            <text:p>45,585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838" calcext:value-type="float">
            <text:p>3,0838</text:p>
          </table:table-cell>
          <table:table-cell office:value-type="float" office:value="367.177" calcext:value-type="float">
            <text:p>367,177</text:p>
          </table:table-cell>
          <table:table-cell office:value-type="float" office:value="438.185" calcext:value-type="float">
            <text:p>438,185</text:p>
          </table:table-cell>
          <table:table-cell office:value-type="float" office:value="415.497" calcext:value-type="float">
            <text:p>415,497</text:p>
          </table:table-cell>
          <table:table-cell office:value-type="float" office:value="448.02" calcext:value-type="float">
            <text:p>448,02</text:p>
          </table:table-cell>
          <table:table-cell office:value-type="float" office:value="338.824" calcext:value-type="float">
            <text:p>338,824</text:p>
          </table:table-cell>
          <table:table-cell office:value-type="float" office:value="349.436" calcext:value-type="float">
            <text:p>349,436</text:p>
          </table:table-cell>
          <table:table-cell office:value-type="float" office:value="342.229" calcext:value-type="float">
            <text:p>342,229</text:p>
          </table:table-cell>
          <table:table-cell office:value-type="float" office:value="16.8105" calcext:value-type="float">
            <text:p>16,8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766" calcext:value-type="float">
            <text:p>3,0766</text:p>
          </table:table-cell>
          <table:table-cell office:value-type="float" office:value="342.698" calcext:value-type="float">
            <text:p>342,698</text:p>
          </table:table-cell>
          <table:table-cell office:value-type="float" office:value="419.243" calcext:value-type="float">
            <text:p>419,243</text:p>
          </table:table-cell>
          <table:table-cell office:value-type="float" office:value="381.15" calcext:value-type="float">
            <text:p>381,15</text:p>
          </table:table-cell>
          <table:table-cell office:value-type="float" office:value="541.095" calcext:value-type="float">
            <text:p>541,095</text:p>
          </table:table-cell>
          <table:table-cell office:value-type="float" office:value="285.975" calcext:value-type="float">
            <text:p>285,975</text:p>
          </table:table-cell>
          <table:table-cell office:value-type="float" office:value="350.405" calcext:value-type="float">
            <text:p>350,405</text:p>
          </table:table-cell>
          <table:table-cell office:value-type="float" office:value="302.298" calcext:value-type="float">
            <text:p>302,298</text:p>
          </table:table-cell>
          <table:table-cell office:value-type="float" office:value="652.158" calcext:value-type="float">
            <text:p>652,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712" calcext:value-type="float">
            <text:p>3,0712</text:p>
          </table:table-cell>
          <table:table-cell office:value-type="float" office:value="468.238" calcext:value-type="float">
            <text:p>468,238</text:p>
          </table:table-cell>
          <table:table-cell office:value-type="float" office:value="529.178" calcext:value-type="float">
            <text:p>529,178</text:p>
          </table:table-cell>
          <table:table-cell office:value-type="float" office:value="497.6" calcext:value-type="float">
            <text:p>497,6</text:p>
          </table:table-cell>
          <table:table-cell office:value-type="float" office:value="448.819" calcext:value-type="float">
            <text:p>448,819</text:p>
          </table:table-cell>
          <table:table-cell office:value-type="float" office:value="411.622" calcext:value-type="float">
            <text:p>411,622</text:p>
          </table:table-cell>
          <table:table-cell office:value-type="float" office:value="445.11" calcext:value-type="float">
            <text:p>445,11</text:p>
          </table:table-cell>
          <table:table-cell office:value-type="float" office:value="423.662" calcext:value-type="float">
            <text:p>423,662</text:p>
          </table:table-cell>
          <table:table-cell office:value-type="float" office:value="98.7935" calcext:value-type="float">
            <text:p>98,79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621" calcext:value-type="float">
            <text:p>3,0621</text:p>
          </table:table-cell>
          <table:table-cell office:value-type="float" office:value="204.918" calcext:value-type="float">
            <text:p>204,918</text:p>
          </table:table-cell>
          <table:table-cell office:value-type="float" office:value="275.32" calcext:value-type="float">
            <text:p>275,32</text:p>
          </table:table-cell>
          <table:table-cell office:value-type="float" office:value="242.68" calcext:value-type="float">
            <text:p>242,68</text:p>
          </table:table-cell>
          <table:table-cell office:value-type="float" office:value="518.775" calcext:value-type="float">
            <text:p>518,775</text:p>
          </table:table-cell>
          <table:table-cell office:value-type="float" office:value="196.421" calcext:value-type="float">
            <text:p>196,421</text:p>
          </table:table-cell>
          <table:table-cell office:value-type="float" office:value="198.922" calcext:value-type="float">
            <text:p>198,922</text:p>
          </table:table-cell>
          <table:table-cell office:value-type="float" office:value="197.736" calcext:value-type="float">
            <text:p>197,736</text:p>
          </table:table-cell>
          <table:table-cell office:value-type="float" office:value="0.686288" calcext:value-type="float">
            <text:p>0,6862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291" calcext:value-type="float">
            <text:p>4,1291</text:p>
          </table:table-cell>
          <table:table-cell office:value-type="float" office:value="329.737" calcext:value-type="float">
            <text:p>329,737</text:p>
          </table:table-cell>
          <table:table-cell office:value-type="float" office:value="430.396" calcext:value-type="float">
            <text:p>430,396</text:p>
          </table:table-cell>
          <table:table-cell office:value-type="float" office:value="373.292" calcext:value-type="float">
            <text:p>373,292</text:p>
          </table:table-cell>
          <table:table-cell office:value-type="float" office:value="999.749" calcext:value-type="float">
            <text:p>999,749</text:p>
          </table:table-cell>
          <table:table-cell office:value-type="float" office:value="298.354" calcext:value-type="float">
            <text:p>298,354</text:p>
          </table:table-cell>
          <table:table-cell office:value-type="float" office:value="310.821" calcext:value-type="float">
            <text:p>310,821</text:p>
          </table:table-cell>
          <table:table-cell office:value-type="float" office:value="300.214" calcext:value-type="float">
            <text:p>300,214</text:p>
          </table:table-cell>
          <table:table-cell office:value-type="float" office:value="13.5035" calcext:value-type="float">
            <text:p>13,5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502" calcext:value-type="float">
            <text:p>4,1502</text:p>
          </table:table-cell>
          <table:table-cell office:value-type="float" office:value="457.335" calcext:value-type="float">
            <text:p>457,335</text:p>
          </table:table-cell>
          <table:table-cell office:value-type="float" office:value="562.949" calcext:value-type="float">
            <text:p>562,949</text:p>
          </table:table-cell>
          <table:table-cell office:value-type="float" office:value="507.806" calcext:value-type="float">
            <text:p>507,806</text:p>
          </table:table-cell>
          <table:table-cell office:value-type="float" office:value="928.311" calcext:value-type="float">
            <text:p>928,311</text:p>
          </table:table-cell>
          <table:table-cell office:value-type="float" office:value="432.521" calcext:value-type="float">
            <text:p>432,521</text:p>
          </table:table-cell>
          <table:table-cell office:value-type="float" office:value="460.343" calcext:value-type="float">
            <text:p>460,343</text:p>
          </table:table-cell>
          <table:table-cell office:value-type="float" office:value="446.078" calcext:value-type="float">
            <text:p>446,078</text:p>
          </table:table-cell>
          <table:table-cell office:value-type="float" office:value="119.952" calcext:value-type="float">
            <text:p>119,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468" calcext:value-type="float">
            <text:p>4,1468</text:p>
          </table:table-cell>
          <table:table-cell office:value-type="float" office:value="296.56" calcext:value-type="float">
            <text:p>296,56</text:p>
          </table:table-cell>
          <table:table-cell office:value-type="float" office:value="427.396" calcext:value-type="float">
            <text:p>427,396</text:p>
          </table:table-cell>
          <table:table-cell office:value-type="float" office:value="387.447" calcext:value-type="float">
            <text:p>387,447</text:p>
          </table:table-cell>
          <table:table-cell office:value-type="float" office:value="1386.48" calcext:value-type="float">
            <text:p>1386,48</text:p>
          </table:table-cell>
          <table:table-cell office:value-type="float" office:value="284.7" calcext:value-type="float">
            <text:p>284,7</text:p>
          </table:table-cell>
          <table:table-cell office:value-type="float" office:value="382.907" calcext:value-type="float">
            <text:p>382,907</text:p>
          </table:table-cell>
          <table:table-cell office:value-type="float" office:value="299.04" calcext:value-type="float">
            <text:p>299,04</text:p>
          </table:table-cell>
          <table:table-cell office:value-type="float" office:value="792.477" calcext:value-type="float">
            <text:p>792,4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371" calcext:value-type="float">
            <text:p>4,1371</text:p>
          </table:table-cell>
          <table:table-cell office:value-type="float" office:value="393.275" calcext:value-type="float">
            <text:p>393,275</text:p>
          </table:table-cell>
          <table:table-cell office:value-type="float" office:value="443.9" calcext:value-type="float">
            <text:p>443,9</text:p>
          </table:table-cell>
          <table:table-cell office:value-type="float" office:value="427.652" calcext:value-type="float">
            <text:p>427,652</text:p>
          </table:table-cell>
          <table:table-cell office:value-type="float" office:value="249.546" calcext:value-type="float">
            <text:p>249,546</text:p>
          </table:table-cell>
          <table:table-cell office:value-type="float" office:value="381.692" calcext:value-type="float">
            <text:p>381,692</text:p>
          </table:table-cell>
          <table:table-cell office:value-type="float" office:value="421.943" calcext:value-type="float">
            <text:p>421,943</text:p>
          </table:table-cell>
          <table:table-cell office:value-type="float" office:value="398.965" calcext:value-type="float">
            <text:p>398,965</text:p>
          </table:table-cell>
          <table:table-cell office:value-type="float" office:value="129.984" calcext:value-type="float">
            <text:p>129,98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908" calcext:value-type="float">
            <text:p>5,2908</text:p>
          </table:table-cell>
          <table:table-cell office:value-type="float" office:value="364.621" calcext:value-type="float">
            <text:p>364,621</text:p>
          </table:table-cell>
          <table:table-cell office:value-type="float" office:value="415.922" calcext:value-type="float">
            <text:p>415,922</text:p>
          </table:table-cell>
          <table:table-cell office:value-type="float" office:value="387.094" calcext:value-type="float">
            <text:p>387,094</text:p>
          </table:table-cell>
          <table:table-cell office:value-type="float" office:value="186.091" calcext:value-type="float">
            <text:p>186,091</text:p>
          </table:table-cell>
          <table:table-cell office:value-type="float" office:value="331.551" calcext:value-type="float">
            <text:p>331,551</text:p>
          </table:table-cell>
          <table:table-cell office:value-type="float" office:value="389.783" calcext:value-type="float">
            <text:p>389,783</text:p>
          </table:table-cell>
          <table:table-cell office:value-type="float" office:value="344.561" calcext:value-type="float">
            <text:p>344,561</text:p>
          </table:table-cell>
          <table:table-cell office:value-type="float" office:value="246.784" calcext:value-type="float">
            <text:p>246,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064" calcext:value-type="float">
            <text:p>5,3064</text:p>
          </table:table-cell>
          <table:table-cell office:value-type="float" office:value="414.225" calcext:value-type="float">
            <text:p>414,225</text:p>
          </table:table-cell>
          <table:table-cell office:value-type="float" office:value="501.487" calcext:value-type="float">
            <text:p>501,487</text:p>
          </table:table-cell>
          <table:table-cell office:value-type="float" office:value="458.209" calcext:value-type="float">
            <text:p>458,209</text:p>
          </table:table-cell>
          <table:table-cell office:value-type="float" office:value="688.033" calcext:value-type="float">
            <text:p>688,033</text:p>
          </table:table-cell>
          <table:table-cell office:value-type="float" office:value="381.601" calcext:value-type="float">
            <text:p>381,601</text:p>
          </table:table-cell>
          <table:table-cell office:value-type="float" office:value="452.656" calcext:value-type="float">
            <text:p>452,656</text:p>
          </table:table-cell>
          <table:table-cell office:value-type="float" office:value="399.7" calcext:value-type="float">
            <text:p>399,7</text:p>
          </table:table-cell>
          <table:table-cell office:value-type="float" office:value="624.48" calcext:value-type="float">
            <text:p>624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943" calcext:value-type="float">
            <text:p>5,2943</text:p>
          </table:table-cell>
          <table:table-cell office:value-type="float" office:value="248.17" calcext:value-type="float">
            <text:p>248,17</text:p>
          </table:table-cell>
          <table:table-cell office:value-type="float" office:value="343.569" calcext:value-type="float">
            <text:p>343,569</text:p>
          </table:table-cell>
          <table:table-cell office:value-type="float" office:value="287.034" calcext:value-type="float">
            <text:p>287,034</text:p>
          </table:table-cell>
          <table:table-cell office:value-type="float" office:value="1218.55" calcext:value-type="float">
            <text:p>1218,55</text:p>
          </table:table-cell>
          <table:table-cell office:value-type="float" office:value="229.035" calcext:value-type="float">
            <text:p>229,035</text:p>
          </table:table-cell>
          <table:table-cell office:value-type="float" office:value="236.399" calcext:value-type="float">
            <text:p>236,399</text:p>
          </table:table-cell>
          <table:table-cell office:value-type="float" office:value="232.621" calcext:value-type="float">
            <text:p>232,621</text:p>
          </table:table-cell>
          <table:table-cell office:value-type="float" office:value="9.67282" calcext:value-type="float">
            <text:p>9,672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938" calcext:value-type="float">
            <text:p>5,2938</text:p>
          </table:table-cell>
          <table:table-cell office:value-type="float" office:value="554.719" calcext:value-type="float">
            <text:p>554,719</text:p>
          </table:table-cell>
          <table:table-cell office:value-type="float" office:value="654.561" calcext:value-type="float">
            <text:p>654,561</text:p>
          </table:table-cell>
          <table:table-cell office:value-type="float" office:value="587.565" calcext:value-type="float">
            <text:p>587,565</text:p>
          </table:table-cell>
          <table:table-cell office:value-type="float" office:value="697.053" calcext:value-type="float">
            <text:p>697,053</text:p>
          </table:table-cell>
          <table:table-cell office:value-type="float" office:value="454.897" calcext:value-type="float">
            <text:p>454,897</text:p>
          </table:table-cell>
          <table:table-cell office:value-type="float" office:value="481.162" calcext:value-type="float">
            <text:p>481,162</text:p>
          </table:table-cell>
          <table:table-cell office:value-type="float" office:value="472.103" calcext:value-type="float">
            <text:p>472,103</text:p>
          </table:table-cell>
          <table:table-cell office:value-type="float" office:value="53.536" calcext:value-type="float">
            <text:p>53,5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921" calcext:value-type="float">
            <text:p>6,5921</text:p>
          </table:table-cell>
          <table:table-cell office:value-type="float" office:value="307.199" calcext:value-type="float">
            <text:p>307,199</text:p>
          </table:table-cell>
          <table:table-cell office:value-type="float" office:value="377.18" calcext:value-type="float">
            <text:p>377,18</text:p>
          </table:table-cell>
          <table:table-cell office:value-type="float" office:value="345.603" calcext:value-type="float">
            <text:p>345,603</text:p>
          </table:table-cell>
          <table:table-cell office:value-type="float" office:value="547.848" calcext:value-type="float">
            <text:p>547,848</text:p>
          </table:table-cell>
          <table:table-cell office:value-type="float" office:value="277.868" calcext:value-type="float">
            <text:p>277,868</text:p>
          </table:table-cell>
          <table:table-cell office:value-type="float" office:value="285.633" calcext:value-type="float">
            <text:p>285,633</text:p>
          </table:table-cell>
          <table:table-cell office:value-type="float" office:value="281.708" calcext:value-type="float">
            <text:p>281,708</text:p>
          </table:table-cell>
          <table:table-cell office:value-type="float" office:value="6.14149" calcext:value-type="float">
            <text:p>6,14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824" calcext:value-type="float">
            <text:p>6,5824</text:p>
          </table:table-cell>
          <table:table-cell office:value-type="float" office:value="283.527" calcext:value-type="float">
            <text:p>283,527</text:p>
          </table:table-cell>
          <table:table-cell office:value-type="float" office:value="328.112" calcext:value-type="float">
            <text:p>328,112</text:p>
          </table:table-cell>
          <table:table-cell office:value-type="float" office:value="303.812" calcext:value-type="float">
            <text:p>303,812</text:p>
          </table:table-cell>
          <table:table-cell office:value-type="float" office:value="240.146" calcext:value-type="float">
            <text:p>240,146</text:p>
          </table:table-cell>
          <table:table-cell office:value-type="float" office:value="255.252" calcext:value-type="float">
            <text:p>255,252</text:p>
          </table:table-cell>
          <table:table-cell office:value-type="float" office:value="272.312" calcext:value-type="float">
            <text:p>272,312</text:p>
          </table:table-cell>
          <table:table-cell office:value-type="float" office:value="263.796" calcext:value-type="float">
            <text:p>263,796</text:p>
          </table:table-cell>
          <table:table-cell office:value-type="float" office:value="39.7732" calcext:value-type="float">
            <text:p>39,77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6033" calcext:value-type="float">
            <text:p>6,6033</text:p>
          </table:table-cell>
          <table:table-cell office:value-type="float" office:value="356.177" calcext:value-type="float">
            <text:p>356,177</text:p>
          </table:table-cell>
          <table:table-cell office:value-type="float" office:value="429.671" calcext:value-type="float">
            <text:p>429,671</text:p>
          </table:table-cell>
          <table:table-cell office:value-type="float" office:value="396.295" calcext:value-type="float">
            <text:p>396,295</text:p>
          </table:table-cell>
          <table:table-cell office:value-type="float" office:value="520.414" calcext:value-type="float">
            <text:p>520,414</text:p>
          </table:table-cell>
          <table:table-cell office:value-type="float" office:value="338.821" calcext:value-type="float">
            <text:p>338,821</text:p>
          </table:table-cell>
          <table:table-cell office:value-type="float" office:value="345.321" calcext:value-type="float">
            <text:p>345,321</text:p>
          </table:table-cell>
          <table:table-cell office:value-type="float" office:value="343.922" calcext:value-type="float">
            <text:p>343,922</text:p>
          </table:table-cell>
          <table:table-cell office:value-type="float" office:value="4.06785" calcext:value-type="float">
            <text:p>4,06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835" calcext:value-type="float">
            <text:p>6,5835</text:p>
          </table:table-cell>
          <table:table-cell office:value-type="float" office:value="516.939" calcext:value-type="float">
            <text:p>516,939</text:p>
          </table:table-cell>
          <table:table-cell office:value-type="float" office:value="580.076" calcext:value-type="float">
            <text:p>580,076</text:p>
          </table:table-cell>
          <table:table-cell office:value-type="float" office:value="542.148" calcext:value-type="float">
            <text:p>542,148</text:p>
          </table:table-cell>
          <table:table-cell office:value-type="float" office:value="456.912" calcext:value-type="float">
            <text:p>456,912</text:p>
          </table:table-cell>
          <table:table-cell office:value-type="float" office:value="453.074" calcext:value-type="float">
            <text:p>453,074</text:p>
          </table:table-cell>
          <table:table-cell office:value-type="float" office:value="501.886" calcext:value-type="float">
            <text:p>501,886</text:p>
          </table:table-cell>
          <table:table-cell office:value-type="float" office:value="468.065" calcext:value-type="float">
            <text:p>468,065</text:p>
          </table:table-cell>
          <table:table-cell office:value-type="float" office:value="168.784" calcext:value-type="float">
            <text:p>168,78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401" calcext:value-type="float">
            <text:p>8,0401</text:p>
          </table:table-cell>
          <table:table-cell office:value-type="float" office:value="630.14" calcext:value-type="float">
            <text:p>630,14</text:p>
          </table:table-cell>
          <table:table-cell office:value-type="float" office:value="686.655" calcext:value-type="float">
            <text:p>686,655</text:p>
          </table:table-cell>
          <table:table-cell office:value-type="float" office:value="648.732" calcext:value-type="float">
            <text:p>648,732</text:p>
          </table:table-cell>
          <table:table-cell office:value-type="float" office:value="234.636" calcext:value-type="float">
            <text:p>234,636</text:p>
          </table:table-cell>
          <table:table-cell office:value-type="float" office:value="568.645" calcext:value-type="float">
            <text:p>568,645</text:p>
          </table:table-cell>
          <table:table-cell office:value-type="float" office:value="602.022" calcext:value-type="float">
            <text:p>602,022</text:p>
          </table:table-cell>
          <table:table-cell office:value-type="float" office:value="582.177" calcext:value-type="float">
            <text:p>582,177</text:p>
          </table:table-cell>
          <table:table-cell office:value-type="float" office:value="81.4392" calcext:value-type="float">
            <text:p>81,4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049" calcext:value-type="float">
            <text:p>8,0049</text:p>
          </table:table-cell>
          <table:table-cell office:value-type="float" office:value="432.605" calcext:value-type="float">
            <text:p>432,605</text:p>
          </table:table-cell>
          <table:table-cell office:value-type="float" office:value="499.314" calcext:value-type="float">
            <text:p>499,314</text:p>
          </table:table-cell>
          <table:table-cell office:value-type="float" office:value="472.147" calcext:value-type="float">
            <text:p>472,147</text:p>
          </table:table-cell>
          <table:table-cell office:value-type="float" office:value="350.644" calcext:value-type="float">
            <text:p>350,644</text:p>
          </table:table-cell>
          <table:table-cell office:value-type="float" office:value="404.712" calcext:value-type="float">
            <text:p>404,712</text:p>
          </table:table-cell>
          <table:table-cell office:value-type="float" office:value="433.346" calcext:value-type="float">
            <text:p>433,346</text:p>
          </table:table-cell>
          <table:table-cell office:value-type="float" office:value="419.385" calcext:value-type="float">
            <text:p>419,385</text:p>
          </table:table-cell>
          <table:table-cell office:value-type="float" office:value="103.125" calcext:value-type="float">
            <text:p>103,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376" calcext:value-type="float">
            <text:p>7,9376</text:p>
          </table:table-cell>
          <table:table-cell office:value-type="float" office:value="158.345" calcext:value-type="float">
            <text:p>158,345</text:p>
          </table:table-cell>
          <table:table-cell office:value-type="float" office:value="201.728" calcext:value-type="float">
            <text:p>201,728</text:p>
          </table:table-cell>
          <table:table-cell office:value-type="float" office:value="179.055" calcext:value-type="float">
            <text:p>179,055</text:p>
          </table:table-cell>
          <table:table-cell office:value-type="float" office:value="189.296" calcext:value-type="float">
            <text:p>189,296</text:p>
          </table:table-cell>
          <table:table-cell office:value-type="float" office:value="145.478" calcext:value-type="float">
            <text:p>145,478</text:p>
          </table:table-cell>
          <table:table-cell office:value-type="float" office:value="151.411" calcext:value-type="float">
            <text:p>151,411</text:p>
          </table:table-cell>
          <table:table-cell office:value-type="float" office:value="148.08" calcext:value-type="float">
            <text:p>148,08</text:p>
          </table:table-cell>
          <table:table-cell office:value-type="float" office:value="3.57106" calcext:value-type="float">
            <text:p>3,57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522" calcext:value-type="float">
            <text:p>7,9522</text:p>
          </table:table-cell>
          <table:table-cell office:value-type="float" office:value="232.849" calcext:value-type="float">
            <text:p>232,849</text:p>
          </table:table-cell>
          <table:table-cell office:value-type="float" office:value="278.35" calcext:value-type="float">
            <text:p>278,35</text:p>
          </table:table-cell>
          <table:table-cell office:value-type="float" office:value="245.342" calcext:value-type="float">
            <text:p>245,342</text:p>
          </table:table-cell>
          <table:table-cell office:value-type="float" office:value="160.01" calcext:value-type="float">
            <text:p>160,01</text:p>
          </table:table-cell>
          <table:table-cell office:value-type="float" office:value="226.094" calcext:value-type="float">
            <text:p>226,094</text:p>
          </table:table-cell>
          <table:table-cell office:value-type="float" office:value="240.321" calcext:value-type="float">
            <text:p>240,321</text:p>
          </table:table-cell>
          <table:table-cell office:value-type="float" office:value="231.124" calcext:value-type="float">
            <text:p>231,124</text:p>
          </table:table-cell>
          <table:table-cell office:value-type="float" office:value="14.2396" calcext:value-type="float">
            <text:p>14,239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517" calcext:value-type="float">
            <text:p>9,5517</text:p>
          </table:table-cell>
          <table:table-cell office:value-type="float" office:value="406.761" calcext:value-type="float">
            <text:p>406,761</text:p>
          </table:table-cell>
          <table:table-cell office:value-type="float" office:value="507.279" calcext:value-type="float">
            <text:p>507,279</text:p>
          </table:table-cell>
          <table:table-cell office:value-type="float" office:value="465.357" calcext:value-type="float">
            <text:p>465,357</text:p>
          </table:table-cell>
          <table:table-cell office:value-type="float" office:value="763.969" calcext:value-type="float">
            <text:p>763,969</text:p>
          </table:table-cell>
          <table:table-cell office:value-type="float" office:value="368.213" calcext:value-type="float">
            <text:p>368,213</text:p>
          </table:table-cell>
          <table:table-cell office:value-type="float" office:value="423.155" calcext:value-type="float">
            <text:p>423,155</text:p>
          </table:table-cell>
          <table:table-cell office:value-type="float" office:value="383.973" calcext:value-type="float">
            <text:p>383,973</text:p>
          </table:table-cell>
          <table:table-cell office:value-type="float" office:value="379.251" calcext:value-type="float">
            <text:p>379,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929" calcext:value-type="float">
            <text:p>9,4929</text:p>
          </table:table-cell>
          <table:table-cell office:value-type="float" office:value="400.622" calcext:value-type="float">
            <text:p>400,622</text:p>
          </table:table-cell>
          <table:table-cell office:value-type="float" office:value="477.742" calcext:value-type="float">
            <text:p>477,742</text:p>
          </table:table-cell>
          <table:table-cell office:value-type="float" office:value="445.09" calcext:value-type="float">
            <text:p>445,09</text:p>
          </table:table-cell>
          <table:table-cell office:value-type="float" office:value="452.79" calcext:value-type="float">
            <text:p>452,79</text:p>
          </table:table-cell>
          <table:table-cell office:value-type="float" office:value="379.671" calcext:value-type="float">
            <text:p>379,671</text:p>
          </table:table-cell>
          <table:table-cell office:value-type="float" office:value="433.013" calcext:value-type="float">
            <text:p>433,013</text:p>
          </table:table-cell>
          <table:table-cell office:value-type="float" office:value="403.427" calcext:value-type="float">
            <text:p>403,427</text:p>
          </table:table-cell>
          <table:table-cell office:value-type="float" office:value="395.65" calcext:value-type="float">
            <text:p>395,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5208" calcext:value-type="float">
            <text:p>9,5208</text:p>
          </table:table-cell>
          <table:table-cell office:value-type="float" office:value="280.556" calcext:value-type="float">
            <text:p>280,556</text:p>
          </table:table-cell>
          <table:table-cell office:value-type="float" office:value="409.665" calcext:value-type="float">
            <text:p>409,665</text:p>
          </table:table-cell>
          <table:table-cell office:value-type="float" office:value="333.325" calcext:value-type="float">
            <text:p>333,325</text:p>
          </table:table-cell>
          <table:table-cell office:value-type="float" office:value="1422.57" calcext:value-type="float">
            <text:p>1422,57</text:p>
          </table:table-cell>
          <table:table-cell office:value-type="float" office:value="264.643" calcext:value-type="float">
            <text:p>264,643</text:p>
          </table:table-cell>
          <table:table-cell office:value-type="float" office:value="270.928" calcext:value-type="float">
            <text:p>270,928</text:p>
          </table:table-cell>
          <table:table-cell office:value-type="float" office:value="268.7" calcext:value-type="float">
            <text:p>268,7</text:p>
          </table:table-cell>
          <table:table-cell office:value-type="float" office:value="2.8768" calcext:value-type="float">
            <text:p>2,8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185" calcext:value-type="float">
            <text:p>9,5185</text:p>
          </table:table-cell>
          <table:table-cell office:value-type="float" office:value="445.419" calcext:value-type="float">
            <text:p>445,419</text:p>
          </table:table-cell>
          <table:table-cell office:value-type="float" office:value="543.099" calcext:value-type="float">
            <text:p>543,099</text:p>
          </table:table-cell>
          <table:table-cell office:value-type="float" office:value="480.97" calcext:value-type="float">
            <text:p>480,97</text:p>
          </table:table-cell>
          <table:table-cell office:value-type="float" office:value="1049.84" calcext:value-type="float">
            <text:p>1049,84</text:p>
          </table:table-cell>
          <table:table-cell office:value-type="float" office:value="445.404" calcext:value-type="float">
            <text:p>445,404</text:p>
          </table:table-cell>
          <table:table-cell office:value-type="float" office:value="466.786" calcext:value-type="float">
            <text:p>466,786</text:p>
          </table:table-cell>
          <table:table-cell office:value-type="float" office:value="455.16" calcext:value-type="float">
            <text:p>455,16</text:p>
          </table:table-cell>
          <table:table-cell office:value-type="float" office:value="58.8134" calcext:value-type="float">
            <text:p>58,81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203" calcext:value-type="float">
            <text:p>11,2203</text:p>
          </table:table-cell>
          <table:table-cell office:value-type="float" office:value="548.316" calcext:value-type="float">
            <text:p>548,316</text:p>
          </table:table-cell>
          <table:table-cell office:value-type="float" office:value="656.306" calcext:value-type="float">
            <text:p>656,306</text:p>
          </table:table-cell>
          <table:table-cell office:value-type="float" office:value="599.855" calcext:value-type="float">
            <text:p>599,855</text:p>
          </table:table-cell>
          <table:table-cell office:value-type="float" office:value="1249.72" calcext:value-type="float">
            <text:p>1249,72</text:p>
          </table:table-cell>
          <table:table-cell office:value-type="float" office:value="534.59" calcext:value-type="float">
            <text:p>534,59</text:p>
          </table:table-cell>
          <table:table-cell office:value-type="float" office:value="559.544" calcext:value-type="float">
            <text:p>559,544</text:p>
          </table:table-cell>
          <table:table-cell office:value-type="float" office:value="546.812" calcext:value-type="float">
            <text:p>546,812</text:p>
          </table:table-cell>
          <table:table-cell office:value-type="float" office:value="38.246" calcext:value-type="float">
            <text:p>38,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1491" calcext:value-type="float">
            <text:p>11,1491</text:p>
          </table:table-cell>
          <table:table-cell office:value-type="float" office:value="593.555" calcext:value-type="float">
            <text:p>593,555</text:p>
          </table:table-cell>
          <table:table-cell office:value-type="float" office:value="704.745" calcext:value-type="float">
            <text:p>704,745</text:p>
          </table:table-cell>
          <table:table-cell office:value-type="float" office:value="659.602" calcext:value-type="float">
            <text:p>659,602</text:p>
          </table:table-cell>
          <table:table-cell office:value-type="float" office:value="1102.48" calcext:value-type="float">
            <text:p>1102,48</text:p>
          </table:table-cell>
          <table:table-cell office:value-type="float" office:value="538.758" calcext:value-type="float">
            <text:p>538,758</text:p>
          </table:table-cell>
          <table:table-cell office:value-type="float" office:value="595.81" calcext:value-type="float">
            <text:p>595,81</text:p>
          </table:table-cell>
          <table:table-cell office:value-type="float" office:value="572.366" calcext:value-type="float">
            <text:p>572,366</text:p>
          </table:table-cell>
          <table:table-cell office:value-type="float" office:value="402.134" calcext:value-type="float">
            <text:p>402,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15" calcext:value-type="float">
            <text:p>11,15</text:p>
          </table:table-cell>
          <table:table-cell office:value-type="float" office:value="452.994" calcext:value-type="float">
            <text:p>452,994</text:p>
          </table:table-cell>
          <table:table-cell office:value-type="float" office:value="523.688" calcext:value-type="float">
            <text:p>523,688</text:p>
          </table:table-cell>
          <table:table-cell office:value-type="float" office:value="490.234" calcext:value-type="float">
            <text:p>490,234</text:p>
          </table:table-cell>
          <table:table-cell office:value-type="float" office:value="692.213" calcext:value-type="float">
            <text:p>692,213</text:p>
          </table:table-cell>
          <table:table-cell office:value-type="float" office:value="415.952" calcext:value-type="float">
            <text:p>415,952</text:p>
          </table:table-cell>
          <table:table-cell office:value-type="float" office:value="448.192" calcext:value-type="float">
            <text:p>448,192</text:p>
          </table:table-cell>
          <table:table-cell office:value-type="float" office:value="429.244" calcext:value-type="float">
            <text:p>429,244</text:p>
          </table:table-cell>
          <table:table-cell office:value-type="float" office:value="79.4038" calcext:value-type="float">
            <text:p>79,40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736" calcext:value-type="float">
            <text:p>11,1736</text:p>
          </table:table-cell>
          <table:table-cell office:value-type="float" office:value="307.641" calcext:value-type="float">
            <text:p>307,641</text:p>
          </table:table-cell>
          <table:table-cell office:value-type="float" office:value="370.208" calcext:value-type="float">
            <text:p>370,208</text:p>
          </table:table-cell>
          <table:table-cell office:value-type="float" office:value="342.986" calcext:value-type="float">
            <text:p>342,986</text:p>
          </table:table-cell>
          <table:table-cell office:value-type="float" office:value="331.568" calcext:value-type="float">
            <text:p>331,568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21.576" calcext:value-type="float">
            <text:p>321,576</text:p>
          </table:table-cell>
          <table:table-cell office:value-type="float" office:value="311.264" calcext:value-type="float">
            <text:p>311,264</text:p>
          </table:table-cell>
          <table:table-cell office:value-type="float" office:value="53.093" calcext:value-type="float">
            <text:p>53,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7:19:08.141000000</meta:creation-date>
    <dc:date>2016-02-02T17:24:03.356000000</dc:date>
    <meta:editing-duration>PT4M55S</meta:editing-duration>
    <meta:editing-cycles>1</meta:editing-cycles>
    <meta:document-statistic meta:table-count="4" meta:cell-count="1642" meta:object-count="0"/>
    <meta:generator>LibreOffice/5.0.2.2$Windows_x86 LibreOffice_project/37b43f919e4de5eeaca9b9755ed688758a8251fe</meta:generator>
  </office:meta>
</office:document-meta>
</file>